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4F400005EC70F2B7E15.svm"/>
  <manifest:file-entry manifest:media-type="" manifest:full-path="Pictures/200000070000621500003060B021E914.svm"/>
  <manifest:file-entry manifest:media-type="" manifest:full-path="Pictures/200000070000656300004B599EA5B40A.svm"/>
  <manifest:file-entry manifest:media-type="" manifest:full-path="Pictures/2000000700002A12000026F80D317AFA.svm"/>
  <manifest:file-entry manifest:media-type="" manifest:full-path="Pictures/2000000700003A1500006A90E310C263.svm"/>
  <manifest:file-entry manifest:media-type="" manifest:full-path="Pictures/2000000700003BBD0000631F0063F8E7.svm"/>
  <manifest:file-entry manifest:media-type="" manifest:full-path="Pictures/200000070000504F0000374C4A3E2520.svm"/>
  <manifest:file-entry manifest:media-type="" manifest:full-path="Pictures/2000000700002D7B00002374641E9A81.svm"/>
  <manifest:file-entry manifest:media-type="" manifest:full-path="Pictures/2000000700005CEB00003732DF9E6FCE.svm"/>
  <manifest:file-entry manifest:media-type="" manifest:full-path="Pictures/2000000700005D3A000037B6BB9BBB08.svm"/>
  <manifest:file-entry manifest:media-type="" manifest:full-path="Pictures/2000000700003A7F0000677612E83BEB.svm"/>
  <manifest:file-entry manifest:media-type="" manifest:full-path="Pictures/2000000700003B03000069BC5EAC7D8F.svm"/>
  <manifest:file-entry manifest:media-type="" manifest:full-path="Pictures/20000007000039E000006B987E324E3D.svm"/>
  <manifest:file-entry manifest:media-type="" manifest:full-path="Pictures/20000007000051F60000087B30B14896.svm"/>
  <manifest:file-entry manifest:media-type="" manifest:full-path="Pictures/20000007000078830000543DAC84738D.svm"/>
  <manifest:file-entry manifest:media-type="" manifest:full-path="Pictures/2000000700007B320000631F4C69505C.svm"/>
  <manifest:file-entry manifest:media-type="" manifest:full-path="Pictures/2000000700004F2C000029A8410BB378.svm"/>
  <manifest:file-entry manifest:media-type="" manifest:full-path="Pictures/20000007000076F7000046B3BEC2F62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Helvetica Neue" svg:font-family="'Helvetica Neue', Helvetica, Arial, sans-serif"/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style:use-window-font-color="true" style:font-name="Helvetica Neue" fo:font-size="20pt" fo:letter-spacing="normal" fo:language="zxx" fo:country="none" fo:font-style="normal" fo:font-weight="normal" style:font-size-asian="20pt" style:font-size-complex="20pt"/>
    </style:style>
    <style:style style:name="P4" style:family="paragraph" style:parent-style-name="Text_20_body">
      <style:paragraph-properties fo:margin-left="0cm" fo:margin-right="0cm" fo:margin-top="0cm" fo:margin-bottom="0.265cm" fo:text-align="end" style:justify-single-word="false" fo:orphans="2" fo:widows="2" fo:text-indent="0cm" style:auto-text-indent="false"/>
      <style:text-properties fo:font-variant="normal" fo:text-transform="none" style:use-window-font-color="true" style:font-name="Helvetica Neue" fo:font-size="14pt" fo:letter-spacing="normal" fo:language="zxx" fo:country="none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style:use-window-font-color="true" style:font-name="Helvetica Neue" fo:font-size="15pt" fo:letter-spacing="normal" fo:language="zxx" fo:country="none" fo:font-style="normal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fo:color="#eeeeee" style:font-name="Helvetica Neue" fo:font-size="20pt" fo:letter-spacing="normal" fo:language="zxx" fo:country="none" fo:font-style="normal" fo:font-weight="normal" fo:background-color="#cc0000" style:font-size-asian="20pt" style:font-size-complex="20pt"/>
    </style:style>
    <style:style style:name="P7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 fo:background-color="#00ccff"/>
    </style:style>
    <style:style style:name="P9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 fo:background-color="#00ccff"/>
    </style:style>
    <style:style style:name="P11" style:family="paragraph" style:parent-style-name="Text_20_body">
      <style:paragraph-properties fo:margin-left="0cm" fo:margin-right="0cm" fo:margin-top="0cm" fo:margin-bottom="0.265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65cm" fo:orphans="2" fo:widows="2" fo:text-indent="0cm" style:auto-text-indent="false" fo:background-color="#ffff99">
        <style:background-image/>
      </style:paragraph-properties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265cm" fo:orphans="2" fo:widows="2" fo:text-indent="0cm" style:auto-text-indent="false" fo:background-color="#00ccff">
        <style:background-image/>
      </style:paragraph-properties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style:use-window-font-color="true" style:font-name="Helvetica Neue" fo:font-size="20pt" fo:letter-spacing="normal" fo:language="zxx" fo:country="none" fo:font-style="normal" fo:font-weight="normal" style:font-size-asian="20pt" style:font-size-complex="20pt"/>
    </style:style>
    <style:style style:name="P15" style:family="paragraph" style:parent-style-name="Text_20_body">
      <style:paragraph-properties fo:margin-left="0cm" fo:margin-right="0cm" fo:margin-top="0cm" fo:margin-bottom="0.265cm" fo:orphans="2" fo:widows="2" fo:text-indent="0cm" style:auto-text-indent="false" fo:background-color="#00ccff">
        <style:background-image/>
      </style:paragraph-properties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16" style:family="paragraph" style:parent-style-name="Heading_20_4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P17" style:family="paragraph" style:parent-style-name="Heading_20_4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18" style:family="paragraph" style:parent-style-name="Heading_20_4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9.75pt" fo:letter-spacing="normal" fo:font-style="normal" fo:font-weight="bold"/>
    </style:style>
    <style:style style:name="P19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20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language="zxx" fo:country="none" fo:font-style="normal" fo:font-weight="normal" fo:background-color="#1f1f1f"/>
    </style:style>
    <style:style style:name="P21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22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6a9955" style:font-name="Consolas" fo:font-size="10.5pt" fo:letter-spacing="normal" fo:language="zxx" fo:country="none" fo:font-style="normal" fo:font-weight="normal" fo:background-color="#1f1f1f"/>
    </style:style>
    <style:style style:name="P23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color="#cccccc" style:font-name="Consolas" fo:font-size="10.5pt" fo:font-weight="normal" fo:background-color="#1f1f1f"/>
    </style:style>
    <style:style style:name="P24" style:family="paragraph" style:parent-style-name="Heading_20_4">
      <style:paragraph-properties fo:margin-left="0cm" fo:margin-right="0cm" fo:margin-top="0cm" fo:margin-bottom="0.265cm" fo:text-align="center" style:justify-single-word="false" fo:orphans="2" fo:widows="2" fo:text-indent="0cm" style:auto-text-indent="false" fo:keep-with-next="always"/>
      <style:text-properties fo:font-size="14pt" style:font-size-asian="14pt" style:font-size-complex="14pt"/>
    </style:style>
    <style:style style:name="P25" style:family="paragraph" style:parent-style-name="Standard">
      <style:text-properties fo:background-color="#66ccff"/>
    </style:style>
    <style:style style:name="P26" style:family="paragraph" style:parent-style-name="Standard">
      <style:text-properties fo:color="#cccccc" style:font-name="Consolas" fo:font-size="10.5pt" fo:font-weight="normal" fo:background-color="#1f1f1f"/>
    </style:style>
    <style:style style:name="P27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8" style:family="paragraph" style:parent-style-name="Standard">
      <style:text-properties fo:color="#cccccc" style:font-name="Consolas" fo:font-size="10.5pt" fo:language="zxx" fo:country="none" fo:font-weight="normal" fo:background-color="#1f1f1f"/>
    </style:style>
    <style:style style:name="P29" style:family="paragraph" style:parent-style-name="Standard">
      <style:paragraph-properties style:line-height-at-least="0.503cm"/>
      <style:text-properties fo:color="#cccccc" fo:background-color="#1f1f1f"/>
    </style:style>
    <style:style style:name="P30" style:family="paragraph" style:parent-style-name="Standard">
      <style:text-properties fo:color="#cccccc" fo:language="zxx" fo:country="none" fo:background-color="#1f1f1f"/>
    </style:style>
    <style:style style:name="P31" style:family="paragraph" style:parent-style-name="Standard">
      <style:text-properties fo:language="zxx" fo:country="none"/>
    </style:style>
    <style:style style:name="P32" style:family="paragraph" style:parent-style-name="Standard">
      <style:text-properties fo:language="zxx" fo:country="none" fo:background-color="#00ccff"/>
    </style:style>
    <style:style style:name="P33" style:family="paragraph" style:parent-style-name="Standard">
      <style:text-properties fo:language="zxx" fo:country="none" fo:background-color="#99ff66"/>
    </style:style>
    <style:style style:name="P34" style:family="paragraph" style:parent-style-name="Standard">
      <style:text-properties fo:font-size="20pt" fo:language="zxx" fo:country="none" fo:background-color="#ffff99" style:font-size-asian="20pt" style:font-size-complex="20pt"/>
    </style:style>
    <style:style style:name="P35" style:family="paragraph" style:parent-style-name="Standard">
      <style:text-properties fo:font-variant="normal" fo:text-transform="none" style:font-name="Helvetica Neue" fo:font-size="10.5pt" fo:letter-spacing="normal" fo:font-style="normal" fo:font-weight="normal"/>
    </style:style>
    <style:style style:name="P36" style:family="paragraph" style:parent-style-name="Standard">
      <style:text-properties fo:font-variant="normal" fo:text-transform="none" style:font-name="Helvetica Neue" fo:font-size="10.5pt" fo:letter-spacing="normal" fo:font-style="normal" fo:font-weight="normal" fo:background-color="transparent" style:font-size-asian="10.5pt" style:font-size-complex="10.5pt"/>
    </style:style>
    <style:style style:name="P37" style:family="paragraph" style:parent-style-name="Standard">
      <style:paragraph-properties style:line-height-at-least="0.503cm"/>
    </style:style>
    <style:style style:name="P38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39" style:family="paragraph" style:parent-style-name="Standard">
      <style:paragraph-properties style:line-height-at-least="0.503cm"/>
      <style:text-properties fo:color="#6a9955" fo:background-color="#1f1f1f"/>
    </style:style>
    <style:style style:name="P40" style:family="paragraph" style:parent-style-name="Standard">
      <style:text-properties fo:background-color="#00ccff"/>
    </style:style>
    <style:style style:name="P41" style:family="paragraph" style:parent-style-name="Standard">
      <style:paragraph-properties style:line-height-at-least="0.476cm"/>
      <style:text-properties fo:color="#000000" fo:background-color="#ffffff"/>
    </style:style>
    <style:style style:name="P42" style:family="paragraph" style:parent-style-name="Standard">
      <style:paragraph-properties fo:margin-top="0cm" fo:margin-bottom="0.499cm" style:line-height-at-least="0.503cm"/>
    </style:style>
    <style:style style:name="P43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44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 fo:background-color="#00ccff"/>
    </style:style>
    <style:style style:name="P45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 fo:background-color="transparent" style:font-size-asian="10.5pt" style:font-size-complex="10.5pt"/>
    </style:style>
    <style:style style:name="P46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47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 fo:background-color="#00ccff"/>
    </style:style>
    <style:style style:name="P48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</style:style>
    <style:style style:name="P49" style:family="paragraph" style:parent-style-name="Standard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language="zxx" fo:country="none" fo:font-style="normal" fo:font-weight="normal" fo:background-color="#1f1f1f"/>
    </style:style>
    <style:style style:name="P50" style:family="paragraph" style:parent-style-name="Standard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51" style:family="paragraph" style:parent-style-name="Standard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Lucida Console" fo:font-size="14pt" fo:letter-spacing="normal" fo:font-style="normal" fo:font-weight="normal" fo:background-color="#00ccff" style:font-name-asian="Lucida Console" style:font-size-asian="14pt" style:font-name-complex="Lucida Console" style:font-size-complex="14pt"/>
    </style:style>
    <style:style style:name="P52" style:family="paragraph" style:parent-style-name="Standard" style:list-style-name="L7"/>
    <style:style style:name="P53" style:family="paragraph" style:parent-style-name="Standard" style:list-style-name="L8"/>
    <style:style style:name="P54" style:family="paragraph" style:parent-style-name="Standard" style:list-style-name="L9"/>
    <style:style style:name="P55" style:family="paragraph" style:parent-style-name="Standard" style:list-style-name="L10"/>
    <style:style style:name="P56" style:family="paragraph" style:parent-style-name="Standard" style:list-style-name="L11"/>
    <style:style style:name="P57" style:family="paragraph" style:parent-style-name="Standard" style:list-style-name="L12"/>
    <style:style style:name="P58" style:family="paragraph" style:parent-style-name="Standard" style:list-style-name="L13"/>
    <style:style style:name="P59" style:family="paragraph" style:parent-style-name="Standard" style:list-style-name="L14"/>
    <style:style style:name="P60" style:family="paragraph" style:parent-style-name="Heading_20_3">
      <style:paragraph-properties fo:margin-left="0cm" fo:margin-right="0cm" fo:margin-top="0cm" fo:margin-bottom="0cm" fo:line-height="125%" fo:orphans="2" fo:widows="2" fo:text-indent="0cm" style:auto-text-indent="false" fo:padding="0.635cm" fo:border="0.035cm solid #000000"/>
    </style:style>
    <style:style style:name="P61" style:family="paragraph" style:parent-style-name="Heading_20_3">
      <style:paragraph-properties fo:margin-left="0cm" fo:margin-right="0cm" fo:margin-top="0cm" fo:margin-bottom="0cm" fo:orphans="2" fo:widows="2" fo:text-indent="0cm" style:auto-text-indent="false" fo:padding-left="0cm" fo:padding-right="0cm" fo:padding-top="0.635cm" fo:padding-bottom="0cm" fo:border-left="none" fo:border-right="none" fo:border-top="0.002cm solid #000000" fo:border-bottom="none"/>
      <style:text-properties fo:font-variant="normal" fo:text-transform="none" fo:color="#1f2328" fo:letter-spacing="normal"/>
    </style:style>
    <style:style style:name="P62" style:family="paragraph" style:parent-style-name="Heading_20_3">
      <style:paragraph-properties fo:margin-top="0cm" fo:margin-bottom="0cm" fo:orphans="2" fo:widows="2" fo:padding-left="0cm" fo:padding-right="0cm" fo:padding-top="0.635cm" fo:padding-bottom="0cm" fo:border-left="none" fo:border-right="none" fo:border-top="0.002cm solid #000000" fo:border-bottom="none"/>
      <style:text-properties fo:font-variant="normal" fo:text-transform="none" fo:color="#1f2328" fo:letter-spacing="normal"/>
    </style:style>
    <style:style style:name="P63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fo:color="#1f2328" style:font-name="ui-monospace" fo:font-size="10.5pt" fo:letter-spacing="normal" fo:font-style="normal" fo:font-weight="normal" fo:background-color="#f6f8fa"/>
    </style:style>
    <style:style style:name="P64" style:family="paragraph" style:parent-style-name="Text_20_body" style:list-style-name="L1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65" style:family="paragraph" style:parent-style-name="Text_20_body" style:list-style-name="L2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66" style:family="paragraph" style:parent-style-name="Text_20_body" style:list-style-name="L3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67" style:family="paragraph" style:parent-style-name="Text_20_body" style:list-style-name="L4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68" style:family="paragraph" style:parent-style-name="Text_20_body" style:list-style-name="L5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69" style:family="paragraph" style:parent-style-name="Text_20_body" style:list-style-name="L6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70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71" style:family="paragraph" style:parent-style-name="Text_20_body" style:list-style-name="L6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20pt" fo:letter-spacing="normal" fo:font-style="normal" fo:font-weight="normal" fo:background-color="#ffff00" style:font-size-asian="20pt" style:font-size-complex="20pt"/>
    </style:style>
    <style:style style:name="P72" style:family="paragraph" style:parent-style-name="Text_20_body" style:list-style-name="L6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20pt" fo:letter-spacing="normal" fo:font-style="normal" fo:font-weight="normal" fo:background-color="#ffff99" style:font-size-asian="20pt" style:font-size-complex="20pt"/>
    </style:style>
    <style:style style:name="P73" style:family="paragraph" style:parent-style-name="Text_20_body" style:list-style-name="L3">
      <style:paragraph-properties fo:margin-left="0.397cm" fo:margin-right="0cm" fo:margin-top="0cm" fo:margin-bottom="0.265cm" fo:orphans="2" fo:widows="2" fo:text-indent="0cm" style:auto-text-indent="false"/>
    </style:style>
    <style:style style:name="P74" style:family="paragraph" style:parent-style-name="Text_20_body" style:list-style-name="L6">
      <style:paragraph-properties fo:margin-left="0.397cm" fo:margin-right="0cm" fo:margin-top="0cm" fo:margin-bottom="0.265cm" fo:orphans="2" fo:widows="2" fo:text-indent="0cm" style:auto-text-indent="false"/>
    </style:style>
    <style:style style:name="P75" style:family="paragraph" style:parent-style-name="Text_20_body" style:list-style-name="L6">
      <style:paragraph-properties fo:margin-left="0.397cm" fo:margin-right="0cm" fo:margin-top="0cm" fo:margin-bottom="0.265cm" fo:orphans="2" fo:widows="2" fo:text-indent="0cm" style:auto-text-indent="false" fo:background-color="#ffff99">
        <style:background-image/>
      </style:paragraph-properties>
      <style:text-properties fo:font-variant="normal" fo:text-transform="none" style:font-name="Helvetica Neue" fo:font-size="20pt" fo:letter-spacing="normal" fo:font-style="normal" fo:font-weight="normal" style:font-size-asian="20pt" style:font-size-complex="20pt"/>
    </style:style>
    <style:style style:name="P76" style:family="paragraph" style:parent-style-name="Text_20_body">
      <style:paragraph-properties fo:margin-top="0cm" fo:margin-bottom="0cm" fo:line-height="125%" fo:orphans="2" fo:widows="2" fo:padding="0.635cm" fo:border="0.035cm solid #000000"/>
    </style:style>
    <style:style style:name="P77" style:family="paragraph" style:parent-style-name="Text_20_body">
      <style:paragraph-properties fo:margin-left="0.423cm" fo:margin-right="0.423cm" fo:margin-top="0.212cm" fo:margin-bottom="0.212cm" fo:line-height="125%" fo:orphans="2" fo:widows="2" fo:text-indent="0cm" style:auto-text-indent="false" fo:padding="0.635cm" fo:border="0.035cm solid #000000"/>
    </style:style>
    <style:style style:name="P78" style:family="paragraph" style:parent-style-name="Text_20_body">
      <style:paragraph-properties fo:margin-left="0cm" fo:margin-right="0.212cm" fo:margin-top="0.212cm" fo:margin-bottom="0.212cm" fo:line-height="125%" fo:orphans="2" fo:widows="2" fo:text-indent="0cm" style:auto-text-indent="false" fo:padding="0.635cm" fo:border="0.035cm solid #000000"/>
      <style:text-properties fo:font-variant="normal" fo:text-transform="none" fo:color="#1f2328" style:font-name="apple-system" fo:font-size="10.5pt" fo:letter-spacing="normal" fo:font-style="normal" fo:font-weight="normal" fo:background-color="#ddf4ff"/>
    </style:style>
    <style:style style:name="P79" style:family="paragraph" style:parent-style-name="Text_20_body">
      <style:paragraph-properties fo:margin-top="0.212cm" fo:margin-bottom="0.212cm" fo:line-height="125%" fo:orphans="2" fo:widows="2" fo:padding="0.635cm" fo:border="0.035cm solid #000000"/>
      <style:text-properties fo:font-variant="normal" fo:text-transform="none" fo:color="#1f2328" style:font-name="apple-system" fo:font-size="10.5pt" fo:letter-spacing="normal" fo:font-style="normal" fo:font-weight="normal" fo:background-color="#ddf4ff"/>
    </style:style>
    <style:style style:name="P80" style:family="paragraph" style:parent-style-name="Text_20_body">
      <style:paragraph-properties fo:margin-top="0.212cm" fo:margin-bottom="0.212cm" style:line-height-at-least="0.529cm" fo:orphans="2" fo:widows="2" fo:padding-left="0.318cm" fo:padding-right="0.318cm" fo:padding-top="0.079cm" fo:padding-bottom="0.079cm" fo:border="0.002cm solid #d1d9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font-name="Helvetica Neue" fo:letter-spacing="normal" fo:font-style="normal" fo:font-weight="bold"/>
    </style:style>
    <style:style style:name="T3" style:family="text">
      <style:text-properties fo:font-variant="normal" fo:text-transform="none" style:use-window-font-color="true" style:font-name="Helvetica Neue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style:font-name="Helvetica Neue" fo:font-size="10.5pt" fo:letter-spacing="normal" fo:font-style="normal" fo:font-weight="bold"/>
    </style:style>
    <style:style style:name="T6" style:family="text"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T7" style:family="text">
      <style:text-properties fo:font-variant="normal" fo:text-transform="none" style:font-name="Helvetica Neue" fo:font-size="20pt" fo:letter-spacing="normal" fo:font-style="normal" fo:font-weight="normal" fo:background-color="#ffff99" style:font-size-asian="20pt" style:font-size-complex="20pt"/>
    </style:style>
    <style:style style:name="T8" style:family="text">
      <style:text-properties fo:font-variant="normal" fo:text-transform="none" style:font-name="Helvetica Neue" fo:letter-spacing="normal" fo:font-style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569cd6" style:font-name="Helvetica Neue" fo:letter-spacing="normal" fo:font-style="normal"/>
    </style:style>
    <style:style style:name="T11" style:family="text">
      <style:text-properties fo:font-variant="normal" fo:text-transform="none" fo:color="#dcdcaa" style:font-name="Helvetica Neue" fo:letter-spacing="normal" fo:font-style="normal"/>
    </style:style>
    <style:style style:name="T12" style:family="text">
      <style:text-properties fo:font-variant="normal" fo:text-transform="none" fo:color="#d4d4d4" style:font-name="Helvetica Neue" fo:letter-spacing="normal" fo:font-style="normal"/>
    </style:style>
    <style:style style:name="T13" style:family="text">
      <style:text-properties fo:font-variant="normal" fo:text-transform="none" fo:color="#ce9178" style:font-name="Helvetica Neue" fo:letter-spacing="normal" fo:font-style="normal"/>
    </style:style>
    <style:style style:name="T14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15" style:family="text">
      <style:text-properties fo:font-variant="normal" fo:text-transform="none" fo:color="#1f2328" style:font-name="apple-system" fo:font-size="15pt" fo:letter-spacing="normal" fo:font-style="normal" fo:font-weight="bold" fo:background-color="#ddf4ff"/>
    </style:style>
    <style:style style:name="T16" style:family="text">
      <style:text-properties fo:font-variant="normal" fo:text-transform="none" fo:color="#1f2328" style:font-name="apple-system" fo:font-size="10.5pt" fo:letter-spacing="normal" fo:font-style="normal" fo:font-weight="bold" fo:background-color="#ddf4ff"/>
    </style:style>
    <style:style style:name="T17" style:family="text">
      <style:text-properties fo:font-variant="normal" fo:text-transform="none" fo:color="#1f2328" style:font-name="apple-system" fo:font-size="10.5pt" fo:letter-spacing="normal" fo:font-style="normal" fo:font-weight="normal" fo:background-color="#ddf4ff"/>
    </style:style>
    <style:style style:name="T18" style:family="text">
      <style:text-properties fo:font-variant="normal" fo:text-transform="none" fo:color="#1f2328" style:font-name="ui-monospace" fo:font-size="10.5pt" fo:letter-spacing="normal" fo:font-style="normal" fo:font-weight="normal" fo:background-color="#f6f8fa"/>
    </style:style>
    <style:style style:name="T19" style:family="text">
      <style:text-properties fo:font-variant="normal" fo:text-transform="none" fo:color="#25292e" style:text-line-through-style="none" style:font-name="apple-system" fo:font-size="9pt" fo:letter-spacing="normal" fo:font-style="normal" style:text-underline-style="none" fo:font-weight="bold" style:text-blinking="false" fo:background-color="#f6f8fa"/>
    </style:style>
    <style:style style:name="T20" style:family="text">
      <style:text-properties fo:font-variant="normal" fo:text-transform="none" fo:color="#25292e" style:text-line-through-style="none" fo:letter-spacing="normal" style:text-underline-style="none" style:text-blinking="false" fo:background-color="#f6f8fa"/>
    </style:style>
    <style:style style:name="T21" style:family="text">
      <style:text-properties fo:font-variant="normal" fo:text-transform="none" fo:color="#0969da" style:font-name="apple-system" fo:font-size="10.5pt" fo:letter-spacing="normal" fo:font-style="normal" style:text-underline-style="solid" style:text-underline-width="auto" style:text-underline-color="font-color" fo:font-weight="normal" fo:background-color="transparen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background-color="#ccff00" style:font-size-asian="20pt" style:font-size-complex="20pt"/>
    </style:style>
    <style:style style:name="T24" style:family="text">
      <style:text-properties fo:language="zxx" fo:country="none"/>
    </style:style>
    <style:style style:name="T25" style:family="text">
      <style:text-properties fo:language="zxx" fo:country="none" fo:font-weight="bold" style:font-weight-asian="bold" style:font-weight-complex="bold"/>
    </style:style>
    <style:style style:name="T26" style:family="text">
      <style:text-properties fo:color="#9cdcfe"/>
    </style:style>
    <style:style style:name="T27" style:family="text">
      <style:text-properties fo:color="#9cdcfe" style:font-name="Consolas" fo:font-size="10.5pt" fo:font-weight="normal"/>
    </style:style>
    <style:style style:name="T28" style:family="text">
      <style:text-properties fo:color="#ce9178"/>
    </style:style>
    <style:style style:name="T29" style:family="text">
      <style:text-properties fo:color="#ce9178" style:font-name="Consolas" fo:font-size="10.5pt" fo:font-weight="normal"/>
    </style:style>
    <style:style style:name="T30" style:family="text">
      <style:text-properties fo:color="#ce9178" style:font-name="Consolas" fo:font-size="10.5pt" fo:language="zxx" fo:country="none" fo:font-weight="normal"/>
    </style:style>
    <style:style style:name="T31" style:family="text">
      <style:text-properties fo:color="#ce9178" fo:language="zxx" fo:country="none"/>
    </style:style>
    <style:style style:name="T32" style:family="text">
      <style:text-properties style:font-name="Consolas" fo:font-size="10.5pt" fo:font-weight="normal"/>
    </style:style>
    <style:style style:name="T33" style:family="text">
      <style:text-properties fo:color="#d7ba7d" style:font-name="Consolas" fo:font-size="10.5pt" fo:font-weight="normal"/>
    </style:style>
    <style:style style:name="T34" style:family="text">
      <style:text-properties fo:color="#569cd6"/>
    </style:style>
    <style:style style:name="T35" style:family="text">
      <style:text-properties fo:color="#569cd6" style:font-name="Consolas" fo:font-size="10.5pt" fo:font-weight="normal"/>
    </style:style>
    <style:style style:name="T36" style:family="text">
      <style:text-properties fo:color="#569cd6" fo:language="zxx" fo:country="none"/>
    </style:style>
    <style:style style:name="T37" style:family="text">
      <style:text-properties fo:color="#4fc1ff"/>
    </style:style>
    <style:style style:name="T38" style:family="text">
      <style:text-properties fo:color="#4fc1ff" style:font-name="Consolas" fo:font-size="10.5pt" fo:font-weight="normal"/>
    </style:style>
    <style:style style:name="T39" style:family="text">
      <style:text-properties fo:color="#d4d4d4"/>
    </style:style>
    <style:style style:name="T40" style:family="text">
      <style:text-properties fo:color="#d4d4d4" style:font-name="Consolas" fo:font-size="10.5pt" fo:font-weight="normal"/>
    </style:style>
    <style:style style:name="T41" style:family="text">
      <style:text-properties fo:color="#d4d4d4" fo:language="zxx" fo:country="none"/>
    </style:style>
    <style:style style:name="T42" style:family="text">
      <style:text-properties fo:color="#6a9955"/>
    </style:style>
    <style:style style:name="T43" style:family="text">
      <style:text-properties fo:color="#6a9955" style:font-name="Consolas" fo:font-size="10.5pt" fo:font-weight="normal"/>
    </style:style>
    <style:style style:name="T44" style:family="text">
      <style:text-properties fo:color="#dcdcaa"/>
    </style:style>
    <style:style style:name="T45" style:family="text">
      <style:text-properties fo:color="#dcdcaa" style:font-name="Consolas" fo:font-size="10.5pt" fo:font-weight="normal"/>
    </style:style>
    <style:style style:name="T46" style:family="text">
      <style:text-properties fo:color="#dcdcaa" fo:language="zxx" fo:country="none"/>
    </style:style>
    <style:style style:name="T47" style:family="text">
      <style:text-properties fo:color="#b5cea8"/>
    </style:style>
    <style:style style:name="T48" style:family="text">
      <style:text-properties fo:color="#b5cea8" style:font-name="Consolas" fo:font-size="10.5pt" fo:font-weight="normal"/>
    </style:style>
    <style:style style:name="T49" style:family="text">
      <style:text-properties fo:color="#c586c0" style:font-name="Consolas" fo:font-size="10.5pt" fo:font-weight="normal"/>
    </style:style>
    <style:style style:name="T50" style:family="text">
      <style:text-properties fo:color="#212121" style:font-name="Inter" fo:font-size="9pt"/>
    </style:style>
    <style:style style:name="T51" style:family="text">
      <style:text-properties style:font-name="IBMPlexMono" fo:font-size="9pt" fo:font-weight="normal"/>
    </style:style>
    <style:style style:name="T52" style:family="text">
      <style:text-properties fo:color="#000000" fo:background-color="#ffffff"/>
    </style:style>
    <style:style style:name="T53" style:family="text">
      <style:text-properties fo:color="#000000" style:font-name="IBMPlexMono" fo:font-size="9pt" fo:background-color="#ffffff"/>
    </style:style>
    <style:style style:name="T54" style:family="text">
      <style:text-properties fo:color="#a31515" style:font-name="IBMPlexMono" fo:font-size="9pt" fo:font-weight="normal"/>
    </style:style>
    <style:style style:name="T55" style:family="text">
      <style:text-properties fo:color="#a31515" style:font-name="IBMPlexMono" fo:font-size="9pt" fo:background-color="#ffffff"/>
    </style:style>
    <style:style style:name="T56" style:family="text">
      <style:text-properties fo:color="#0451a5" style:font-name="IBMPlexMono" fo:font-size="9pt" fo:font-weight="normal"/>
    </style:style>
    <style:style style:name="T57" style:family="text">
      <style:text-properties fo:color="#0451a5" style:font-name="IBMPlexMono" fo:font-size="9pt" fo:background-color="#ffffff"/>
    </style:style>
    <style:style style:name="T58" style:family="text">
      <style:text-properties fo:background-color="#00ccff"/>
    </style:style>
    <style:style style:name="T59" style:family="text">
      <style:text-properties style:font-name="apple-system" fo:font-size="15pt" fo:font-style="normal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github.com/users/set_protocol?protocol_selector=http&amp;protocol_type=push" xlink:type="simple"/>
        <form:form form:apply-filter="true" form:method="post" form:control-implementation="ooo:com.sun.star.form.component.Form" office:target-frame="" xlink:href="https://github.com/users/set_protocol?protocol_selector=ssh&amp;protocol_type=push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4"/>
      <text:p text:style-name="P6">INSTITUTO</text:p>
      <text:p text:style-name="P6"><text:s/>DEUSTO FORMACIÓN</text:p>
      <text:p text:style-name="P3"/>
      <text:p text:style-name="P3">CURSO FULL STACK</text:p>
      <text:p text:style-name="P3">DEVELOPMENT</text:p>
      <text:p text:style-name="P2"/>
      <text:p text:style-name="P1"/>
      <text:h text:style-name="P18" text:outline-level="4"/>
      <text:p text:style-name="P1"/>
      <text:h text:style-name="P24" text:outline-level="4"><text:bookmark text:name="lblTitulo2"/><text:span text:style-name="T1">Prueba </text:span><text:span text:style-name="T25">7-BaseDeDatos</text:span><text:span text:style-name="T1">.</text:span><text:span text:style-name="T3"> </text:span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ALUMNO: <text:s text:c="5"/></text:span><text:s text:c="27"/></text:p>
      <text:p text:style-name="P4">Armando Yamir Blanco Castro.</text:p>
      <text:p text:style-name="P4">Matrícula: 9535801.</text:p>
      <text:p text:style-name="P4">DNI: 12840810W</text:p>
      <text:p text:style-name="P4">EMAIL: microcontrolador.net@gmail.com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5">23 de Junio de 2025, Tenerife, Granadilla de Abona.</text:p>
      <text:p text:style-name="P1"/>
      <text:p text:style-name="P2"/>
      <text:h text:style-name="P16" text:outline-level="4"><text:soft-page-break/></text:h>
      <text:h text:style-name="P17" text:outline-level="4">Metodología de resolución del examen:</text:h>
      <text:p text:style-name="P2">Para la resolución del exámen se procedió a copiar las preguntas del ejercicio y copiar inmediatamente las resolución, para facilitar la corrección. Para cada pregunta, se cambió el formato de letras grande a número 20, y se colocó el fondo en amarillo: </text:p>
      <text:p text:style-name="P12"><text:span text:style-name="T22">ejemplo</text:span>.</text:p>
      <text:p text:style-name="P2"/>
      <text:p text:style-name="P2">Los comandos que se solicitaron para los objetivos están enmarcados en fondo azul <text:span text:style-name="T24">si los hay</text:span></text:p>
      <text:p text:style-name="P2"/>
      <text:p text:style-name="P13">comando utilizados.</text:p>
      <text:p text:style-name="P2"/>
      <text:p text:style-name="P2">Las referencias a otros tutoriales estárán demarcados en verde letra tamaño 20, por ejemplo:</text:p>
      <text:p text:style-name="P2"/>
      <text:p text:style-name="P2"><text:a xlink:type="simple" xlink:href="https://www.youtube.com/watch?v=jK6l7o_C5Vs" text:style-name="Internet_20_link" text:visited-style-name="Visited_20_Internet_20_Link"><text:span text:style-name="T23">JavaScript - ASYNC / AWAIT - ¿Cómo usarlo?</text:span></text:a><text:span text:style-name="T23"> </text:span></text:p>
      <text:p text:style-name="P2"/>
      <text:p text:style-name="P2"><text:a xlink:type="simple" xlink:href="https://www.youtube.com/watch?v=e0A_F8dsQ1w" text:style-name="Internet_20_link" text:visited-style-name="Visited_20_Internet_20_Link"><text:span text:style-name="T23">JavaScript - FETCH - ¿Cómo utilizarlo?</text:span></text:a><text:span text:style-name="T23"> </text:span></text:p>
      <text:p text:style-name="P2"/>
      <text:p text:style-name="P2">Se colocarón las respectivas capturas de pantallas de TODOS LOS PROCESOS.</text:p>
      <text:p text:style-name="P2"/>
      <text:p text:style-name="P3">A continuación la solucion del exámen:</text:p>
      <text:p text:style-name="P31">nombre del archivo: Prueba07-BaseDeDatos-ejercicio01</text:p>
      <text:p text:style-name="Standard"/>
      <text:p text:style-name="P7"><text:bookmark text:name="title11"/>Para comprender el desarrollo de operaciones CRUD entre API NodeJS y Express y bases de datos MongoDB, y afianzar los conceptos de asincronía en JavaScript, deberás llevar a cabo los siguientes pasos:</text:p>
      <text:section text:style-name="Sect1" text:name="Section3">
        <text:list xml:id="list8856414453133975973" text:style-name="L1">
          <text:list-item>
            <text:p text:style-name="P64">Desarrollo de un proyecto NodeJS con Express de API para una entidad de teléfonos móviles.</text:p>
          </text:list-item>
          <text:list-item>
            <text:p text:style-name="P64">Implementación de la sintaxis de servidor con Express.</text:p>
          </text:list-item>
          <text:list-item>
            <text:p text:style-name="P64">Gestión de peticiones "get", "put", "post" y "delete" con Express.</text:p>
          </text:list-item>
          <text:list-item>
            <text:p text:style-name="P64">Generación de base de datos y colección en MongoDB.</text:p>
          </text:list-item>
          <text:list-item>
            <text:p text:style-name="P64">Conexión de base de datos/API con Mongoose.</text:p>
          </text:list-item>
        </text:list>
        <text:p text:style-name="P7">Técnicamente, las líneas de código y ejecución del servidor deben usar:</text:p>
        <text:list xml:id="list3014572383210001948" text:style-name="L2">
          <text:list-item>
            <text:p text:style-name="P65">Generación de un proyecto NodeJS y Express, e implementación de dependencias.</text:p>
          </text:list-item>
          <text:list-item>
            <text:p text:style-name="P65">Empleo de la sintaxis Express para servidor API RESTFul.</text:p>
          </text:list-item>
          <text:list-item>
            <text:p text:style-name="P65">Un servidor de API levantado en la red local en un puerto.</text:p>
          </text:list-item>
          <text:list-item>
            <text:p text:style-name="P65">Implementación de métodos "get", "put", "post" y "delete" con Express.</text:p>
          </text:list-item>
          <text:list-item>
            <text:p text:style-name="P65">Un servidor MongoDB levantado en la red local en su puerto por defecto.</text:p>
          </text:list-item>
          <text:list-item>
            <text:p text:style-name="P65"><text:soft-page-break/>Conexión con Mongoose de la API y MongoDB.</text:p>
          </text:list-item>
          <text:list-item>
            <text:p text:style-name="P65">Generación de esquema y enlace de peticiones con Mongoose.</text:p>
          </text:list-item>
          <text:list-item>
            <text:p text:style-name="P65">Comprobación con test de peticiones con la herramienta Postman.</text:p>
          </text:list-item>
        </text:list>
        <text:p text:style-name="P7">Desarrolla los pasos que hay que seguir para definir todo el código de la siguiente manera:</text:p>
        <text:list xml:id="list2482273876061405765" text:style-name="L3">
          <text:list-item>
            <text:p text:style-name="P66">Crea un directorio vacío denominado evaluacion y ábrelo con Visual Studio Code.</text:p>
          </text:list-item>
          <text:list-item>
            <text:p text:style-name="P66">Inicializa un proyecto NodeJS e instala las librerías nodemon, Express y Mongoose.</text:p>
          </text:list-item>
          <text:list-item>
            <text:p text:style-name="P73"><text:span text:style-name="T4">Genera un </text:span><text:span text:style-name="Emphasis"><text:span text:style-name="T4">script</text:span></text:span><text:span text:style-name="T4"> para utilizar nodemon con el archivo principal app.js y un archivo .gitignore.</text:span></text:p>
          </text:list-item>
          <text:list-item>
            <text:p text:style-name="P66">Crea un directorio llamado models en la raíz del proyecto con un archivo device.js que contenga el esquema Mongoose para la entidad.</text:p>
          </text:list-item>
          <text:list-item>
            <text:p text:style-name="P66">Crea un directorio llamado routes en la raíz del proyecto con un archivo devices.js que contenga los métodos para peticiones "get", "put", "post" y "delete" con Express enlazados con el esquema de Mongoose usando el campo "_id" para los métodos "put" y "delete".</text:p>
          </text:list-item>
          <text:list-item>
            <text:p text:style-name="P66">En la raíz del proyecto, crea el archivo principal app.js con la sintaxis de servidor de Express.</text:p>
          </text:list-item>
          <text:list-item>
            <text:p text:style-name="P66">Crea la conexión con el servidor de base de datos.</text:p>
          </text:list-item>
          <text:list-item>
            <text:p text:style-name="P66">Importa en app.js los métodos desarrollados en el archivo devices.js.</text:p>
          </text:list-item>
          <text:list-item>
            <text:p text:style-name="P66">Comprueba las peticiones "get", "put", "post" y "delete" con Postman.</text:p>
          </text:list-item>
          <text:list-item>
            <text:p text:style-name="P66">Comprueba que se han grabado correctamente los registros con MongoDB Compass.</text:p>
          </text:list-item>
        </text:list>
        <text:p text:style-name="P11"><text:span text:style-name="Emphasis"><text:span text:style-name="T5">Importante: debes adjuntar un PDF con la explicación y capturas de pantalla de cada paso del ejercicio</text:span></text:span></text:p>
      </text:section>
      <text:section text:style-name="Sect1" text:name="title2">
        <text:p text:style-name="P7">Adjunta un archivo con tu respuesta.</text:p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/****************************************************************************/</text:p>
      <text:p text:style-name="Standard"/>
      <text:h text:style-name="P60" text:outline-level="3"><text:span text:style-name="Strong_20_Emphasis"><text:span text:style-name="T15">Quick setup</text:span></text:span><text:span text:style-name="T15"> — if you’ve done this kind of thing before</text:span></text:h>
      <text:p text:style-name="P80"><text:a xlink:type="simple" xlink:href="https://desktop.github.com/" text:style-name="Internet_20_link" text:visited-style-name="Visited_20_Internet_20_Link"><text:span text:style-name="T20"> </text:span></text:a><text:a xlink:type="simple" xlink:href="https://desktop.github.com/" text:style-name="Internet_20_link" text:visited-style-name="Visited_20_Internet_20_Link"><text:span text:style-name="T19">Set up in Desktop</text:span></text:a></text:p>
      <text:p text:style-name="P77"><text:span text:style-name="Strong_20_Emphasis"><text:span text:style-name="T16">or</text:span></text:span></text:p>
      <text:p text:style-name="P78">HTTPS</text:p>
      <text:p text:style-name="P79">SSH</text:p>
      <text:p text:style-name="P76"><text:span text:style-name="T17">Get started by </text:span><text:a xlink:type="simple" xlink:href="https://github.com/microcontrolador-net/fullstack-FS1-M7-mysql-mongodb/new/main" text:style-name="Internet_20_link" text:visited-style-name="Visited_20_Internet_20_Link"><text:span text:style-name="T21">creating a new file</text:span></text:a><text:span text:style-name="T17"> or </text:span><text:a xlink:type="simple" xlink:href="https://github.com/microcontrolador-net/fullstack-FS1-M7-mysql-mongodb/upload" text:style-name="Internet_20_link" text:visited-style-name="Visited_20_Internet_20_Link"><text:span text:style-name="T21">uploading an existing file</text:span></text:a><text:span text:style-name="T17">. We recommend every repository include a </text:span><text:a xlink:type="simple" xlink:href="https://github.com/microcontrolador-net/fullstack-FS1-M7-mysql-mongodb/new/main?readme=1" text:style-name="Internet_20_link" text:visited-style-name="Visited_20_Internet_20_Link"><text:span text:style-name="T21">README</text:span></text:a><text:span text:style-name="T17">, </text:span><text:a xlink:type="simple" xlink:href="https://github.com/microcontrolador-net/fullstack-FS1-M7-mysql-mongodb/new/main?filename=LICENSE.md" text:style-name="Internet_20_link" text:visited-style-name="Visited_20_Internet_20_Link"><text:span text:style-name="T21">LICENSE</text:span></text:a><text:span text:style-name="T17">, and </text:span><text:a xlink:type="simple" xlink:href="https://github.com/microcontrolador-net/fullstack-FS1-M7-mysql-mongodb/new/main?filename=.gitignore" text:style-name="Internet_20_link" text:visited-style-name="Visited_20_Internet_20_Link"><text:span text:style-name="T21">.gitignore</text:span></text:a><text:span text:style-name="T17">.</text:span></text:p>
      <text:h text:style-name="P61" text:outline-level="3">…<text:span text:style-name="T59">or create a new repository on the command line</text:span></text:h>
      <text:p text:style-name="P63">echo "# fullstack-FS1-M7-mysql-mongodb" &gt;&gt; README.md</text:p>
      <text:p text:style-name="P63">git init</text:p>
      <text:p text:style-name="P63">git add README.md</text:p>
      <text:p text:style-name="P63">git commit -m "first commit"</text:p>
      <text:p text:style-name="P63">git branch -M main</text:p>
      <text:p text:style-name="P63">git remote add origin https://github.com/microcontrolador-net/fullstack-FS1-M7-mysql-mongodb.git</text:p>
      <text:p text:style-name="P63">git push -u origin main</text:p>
      <text:h text:style-name="P62" text:outline-level="3">…<text:span text:style-name="T59">or push an existing repository from the command line</text:span></text:h>
      <text:p text:style-name="P63">git remote add origin https://github.com/microcontrolador-net/fullstack-FS1-M7-mysql-mongodb.git</text:p>
      <text:p text:style-name="P63">git branch -M main</text:p>
      <text:p text:style-name="P63">git push -u origin ma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**************************************************************************/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MBRE DEL ARCHIVO: Prueba06-API-Ejercicio-1-001.odt</text:p>
      <text:p text:style-name="Standard"/>
      <text:p text:style-name="P7"><text:bookmark text:name="title1"/>Para comprender el desarrollo de API, la introducción de buenas prácticas en proyectos NodeJS y Express, y afianzar los conceptos del uso de operaciones CRUD y documentación, deberás seguir los siguientes pasos:</text:p>
      <text:section text:style-name="Sect1" text:name="Section1">
        <text:list xml:id="list8069976052999818366" text:style-name="L4">
          <text:list-item>
            <text:p text:style-name="P67">Desarrollo de un proyecto NodeJS con Express de API para una entidad libros.</text:p>
          </text:list-item>
          <text:list-item>
            <text:p text:style-name="P67">Implementación de la sintaxis de servidor con Express.</text:p>
          </text:list-item>
          <text:list-item>
            <text:p text:style-name="P67">Gestión de peticiones "get", "put", "post" y "delete" con Express.</text:p>
          </text:list-item>
          <text:list-item>
            <text:p text:style-name="P67">Documentación de API RESTFul con Swagger.</text:p>
          </text:list-item>
        </text:list>
        <text:p text:style-name="P7">Técnicamente, las líneas de código y ejecución del servidor deben usar:</text:p>
        <text:list xml:id="list6615305269501234959" text:style-name="L5">
          <text:list-item>
            <text:p text:style-name="P68">La generación de un proyecto NodeJS y Express e implementación de dependencias.</text:p>
          </text:list-item>
          <text:list-item>
            <text:p text:style-name="P68">El empleo de la sintaxis Express para servidor API RESTFul.</text:p>
          </text:list-item>
          <text:list-item>
            <text:p text:style-name="P68">Un servidor levantado en la red local en un puerto.</text:p>
          </text:list-item>
          <text:list-item>
            <text:p text:style-name="P68">Implementación de métodos "get", "put", "post" y "delete" con Express.</text:p>
          </text:list-item>
          <text:list-item>
            <text:p text:style-name="P68">Validación de campos de la entidad libros.</text:p>
          </text:list-item>
          <text:list-item>
            <text:p text:style-name="P68">Documentación de cada método de API RESTFul y su configuración.</text:p>
          </text:list-item>
          <text:list-item>
            <text:p text:style-name="P68">Comprobación con test de peticiones con la herramienta Postman.</text:p>
          </text:list-item>
        </text:list>
        <text:p text:style-name="P7">Desarrolla los pasos que habrá que seguir para definir todo el código de la siguiente manera:</text:p>
        <text:list xml:id="list1578346464208262430" text:style-name="L6">
          <text:list-item>
            <text:p text:style-name="P71">Crea un directorio vacío denominado evaluación y ábrelo con Visual Studio Code</text:p>
          </text:list-item>
        </text:list>
        <text:p text:style-name="P43"/>
        <text:p text:style-name="P43">Para lograr este paso vamos al bash y nos ubicamos en el directorio donde queremos crear el directorio evaluacion, aplicamos el comando </text:p>
        <text:p text:style-name="P43"/>
        <text:p text:style-name="P51">cd "C:\Users\PC\Desktop\Cursos-online\FullStack\modulo-6"</text:p>
        <text:p text:style-name="P43">y luego tipeamos:</text:p>
        <text:p text:style-name="P51"><text:s/>mkdir evaluacion</text:p>
        <text:p text:style-name="P43"/>
        <text:p text:style-name="P43"><draw:frame draw:style-name="fr1" draw:name="graphics28" text:anchor-type="paragraph" svg:width="16.603cm" svg:height="9.922cm" draw:z-index="2"><draw:image xlink:href="Pictures/2000000700005D3A000037B6BB9BBB08.svm" xlink:type="simple" xlink:show="embed" xlink:actuate="onLoad"/></draw:frame><text:soft-page-break/></text:p>
        <text:p text:style-name="P43"/>
        <text:p text:style-name="P43">entramos en el directorio con </text:p>
        <text:p text:style-name="P43"/>
        <text:p text:style-name="P44">cd evaluacion</text:p>
        <text:p text:style-name="P43"/>
        <text:p text:style-name="P7">y llamamos al visualcode con el siguiente comando:</text:p>
        <text:p text:style-name="P7"/>
        <text:p text:style-name="P8">code .</text:p>
        <text:p text:style-name="P43"/>
        <text:p text:style-name="P43">Tal como vemos:</text:p>
        <text:p text:style-name="P43"/>
        <text:p text:style-name="P43"><draw:frame draw:style-name="fr1" draw:name="graphics29" text:anchor-type="paragraph" svg:width="16.603cm" svg:height="9.862cm" draw:z-index="1"><draw:image xlink:href="Pictures/2000000700005CEB00003732DF9E6FCE.svm" xlink:type="simple" xlink:show="embed" xlink:actuate="onLoad"/></draw:frame><text:soft-page-break/></text:p>
        <text:p text:style-name="P43"/>
        <text:p text:style-name="P43"><draw:frame draw:style-name="fr1" draw:name="graphics30" text:anchor-type="paragraph" svg:width="14.817cm" svg:height="8.093cm" draw:z-index="3"><draw:image xlink:href="Pictures/20000007000039E000006B987E324E3D.svm" xlink:type="simple" xlink:show="embed" xlink:actuate="onLoad"/></draw:frame></text:p>
        <text:list xml:id="list34703595" text:continue-numbering="true" text:style-name="L6">
          <text:list-item>
            <text:p text:style-name="P72">Inicializa un proyecto NodeJS e instala las librerías nodemon y Express.</text:p>
          </text:list-item>
        </text:list>
        <text:p text:style-name="P43"/>
        <text:p text:style-name="P31">En el terminal de visual code colocamos la siguiente instrucción:</text:p>
        <text:p text:style-name="P31"/>
        <text:p text:style-name="P31"/>
        <text:p text:style-name="P32">npm init -y</text:p>
        <text:p text:style-name="P32"/>
        <text:p text:style-name="P32">npm install express --save</text:p>
        <text:p text:style-name="P32"><text:soft-page-break/></text:p>
        <text:p text:style-name="P32">npm install nodemon -save-dev</text:p>
        <text:p text:style-name="P31"/>
        <text:p text:style-name="P31">aqui tenemos la pantalla del terminal:</text:p>
        <text:p text:style-name="P31"/>
        <text:p text:style-name="P31"><draw:frame draw:style-name="fr2" draw:name="graphics31" text:anchor-type="paragraph" svg:width="17cm" svg:height="11.883cm" draw:z-index="4"><draw:image xlink:href="Pictures/20000007000078830000543DAC84738D.svm" xlink:type="simple" xlink:show="embed" xlink:actuate="onLoad"/></draw:frame></text:p>
        <text:p text:style-name="P35"/>
        <text:list xml:id="list34679942" text:continue-numbering="true" text:style-name="L6">
          <text:list-item>
            <text:p text:style-name="P74"><text:span text:style-name="T7">Genera un </text:span><text:span text:style-name="Emphasis"><text:span text:style-name="T7">script</text:span></text:span><text:span text:style-name="T7"> para utilizar nodemon con el archivo principal app.js y un archivo .gitignore.</text:span></text:p>
          </text:list-item>
        </text:list>
        <text:p text:style-name="P34">modificamos en script en el archivo package.json</text:p>
        <text:p text:style-name="P31"/>
        <text:p text:style-name="P30"> <text:span text:style-name="T27">"scripts"</text:span><text:span text:style-name="T32">: {</text:span></text:p>
        <text:p text:style-name="P29">    <text:span text:style-name="T27">"start"</text:span><text:span text:style-name="T32">: </text:span><text:span text:style-name="T29">"nodemon </text:span><text:span text:style-name="T30">app.js</text:span><text:span text:style-name="T29">"</text:span><text:span text:style-name="T32">, </text:span></text:p>
        <text:p text:style-name="P29">    <text:span text:style-name="T27">"test"</text:span><text:span text:style-name="T32">: </text:span><text:span text:style-name="T29">"echo </text:span><text:span text:style-name="T33">\"</text:span><text:span text:style-name="T29">Error: no test specified</text:span><text:span text:style-name="T33">\"</text:span><text:span text:style-name="T29"> &amp;&amp; exit 1"</text:span></text:p>
        <text:p text:style-name="P29">  <text:span text:style-name="T32">},</text:span></text:p>
        <text:p text:style-name="P31"/>
        <text:p text:style-name="P31">creamos el archivo .gitignore <text:s/>y colocamos esta instrucción:</text:p>
        <text:p text:style-name="P31"/>
        <text:p text:style-name="P32">node_modules</text:p>
        <text:p text:style-name="P31"/>
        <text:p text:style-name="P31"/>
        <text:p text:style-name="P31"/>
        <text:p text:style-name="P31">copiamos el siguiente código en el archivo app.js para generar el primer programa por defecto para ver nuestro servidor trabajando:</text:p>
        <text:p text:style-name="P31"/>
        <text:p text:style-name="P28"><text:soft-page-break/><text:span text:style-name="T34">const</text:span> <text:span text:style-name="T44">express</text:span><text:span text:style-name="T39">=</text:span><text:span text:style-name="T44">require</text:span>(<text:span text:style-name="T28">'express'</text:span>);</text:p>
        <text:p text:style-name="P27"><text:span text:style-name="T34">const</text:span> <text:span text:style-name="T37">app</text:span><text:span text:style-name="T39">=</text:span><text:span text:style-name="T44">express</text:span>();</text:p>
        <text:p text:style-name="P27"><text:span text:style-name="T34">const</text:span> <text:span text:style-name="T37">port</text:span><text:span text:style-name="T39">=</text:span><text:span text:style-name="T47">3000</text:span>;</text:p>
        <text:p text:style-name="P37"/>
        <text:p text:style-name="P27"><text:span text:style-name="T37">app</text:span>.<text:span text:style-name="T44">listen</text:span>(<text:span text:style-name="T37">port</text:span>,()<text:span text:style-name="T34">=&gt;</text:span>{</text:p>
        <text:p text:style-name="P29">    <text:span text:style-name="T27">console</text:span><text:span text:style-name="T32">.</text:span><text:span text:style-name="T45">log</text:span><text:span text:style-name="T32">(</text:span><text:span text:style-name="T29">`Servidor escuchando en http://localhostX:</text:span><text:span text:style-name="T35">${</text:span><text:span text:style-name="T38">port</text:span><text:span text:style-name="T35">}</text:span><text:span text:style-name="T29">`</text:span><text:span text:style-name="T32">);</text:span></text:p>
        <text:p text:style-name="P27">});</text:p>
        <text:p text:style-name="P31"/>
        <text:p text:style-name="P31">corremos el servidor express con el comando en el bash</text:p>
        <text:p text:style-name="P31"/>
        <text:p text:style-name="P32">npm start</text:p>
        <text:p text:style-name="Standard"/>
        <text:p text:style-name="Standard">[nodemon] 3.1.9</text:p>
        <text:p text:style-name="Standard">[nodemon] to restart at any time, enter `rs`</text:p>
        <text:p text:style-name="Standard">[nodemon] watching path(s): *.*</text:p>
        <text:p text:style-name="Standard">[nodemon] watching extensions: js,mjs,cjs,json</text:p>
        <text:p text:style-name="Standard">[nodemon] starting `node app.js`</text:p>
        <text:p text:style-name="Standard">Servidor escuchando en http://localhost:3000</text:p>
        <text:p text:style-name="Standard"/>
        <text:p text:style-name="P31">abrimos el navegador y tipeamos </text:p>
        <text:p text:style-name="P31"/>
        <text:p text:style-name="P31"><text:a xlink:type="simple" xlink:href="http://localhost:3000/" text:style-name="Internet_20_link" text:visited-style-name="Visited_20_Internet_20_Link">http://localhost:3000</text:a></text:p>
        <text:p text:style-name="P31"/>
        <text:p text:style-name="Standard"><text:span text:style-name="T24">nos aparece </text:span><text:span text:style-name="T9">Cannot GET /</text:span></text:p>
        <text:p text:style-name="P31"/>
        <text:p text:style-name="P50">que está trabajando y esperando peticiones.</text:p>
        <text:list xml:id="list34693058" text:continue-numbering="true" text:style-name="L6">
          <text:list-item>
            <text:p text:style-name="P74"><text:span text:style-name="T7">Crea un directorio routes en la raíz del proyecto con un archivo books.js que contenga un </text:span><text:span text:style-name="Emphasis"><text:span text:style-name="T7">array</text:span></text:span><text:span text:style-name="T7"> de datos de libros.</text:span></text:p>
          </text:list-item>
        </text:list>
        <text:p text:style-name="P43"/>
        <text:p text:style-name="P43">En el terminal bash creamos el directorio veamos:</text:p>
        <text:p text:style-name="P43"/>
        <text:p text:style-name="P43"><draw:frame draw:style-name="fr3" draw:name="graphics32" text:anchor-type="paragraph" svg:width="16.603cm" svg:height="1.718cm" draw:z-index="5"><draw:image xlink:href="Pictures/20000007000051F60000087B30B14896.svm" xlink:type="simple" xlink:show="embed" xlink:actuate="onLoad"/></draw:frame></text:p>
        <text:p text:style-name="P43"/>
        <text:p text:style-name="P43">luego creamos el archivo books.js con un array de datos de libros:</text:p>
        <text:p text:style-name="P43"/>
        <text:p text:style-name="P23"><text:span text:style-name="T10">const</text:span><text:span text:style-name="T8"> </text:span><text:span text:style-name="T11">express</text:span><text:span text:style-name="T12">=</text:span><text:span text:style-name="T11">require</text:span><text:span text:style-name="T8">(</text:span><text:span text:style-name="T13">'express'</text:span><text:span text:style-name="T8">);</text:span></text:p>
        <text:p text:style-name="P27"><text:span text:style-name="T34">const</text:span> <text:span text:style-name="T37">app</text:span><text:span text:style-name="T39">=</text:span><text:span text:style-name="T44">express</text:span>();</text:p>
        <text:p text:style-name="P37"/>
        <text:p text:style-name="P27"><text:span text:style-name="T34">const</text:span> <text:span text:style-name="T37">libros</text:span><text:span text:style-name="T39">=</text:span>[</text:p>
        <text:p text:style-name="P29">    <text:span text:style-name="T32">{</text:span><text:span text:style-name="T27">cod:</text:span><text:span text:style-name="T29">'P001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cgrawhill'</text:span><text:span text:style-name="T32">,</text:span><text:span text:style-name="T27">description:</text:span><text:span text:style-name="T29">'Aprendiendo c++ en 21 dias'</text:span><text:span text:style-name="T32">},</text:span></text:p>
        <text:p text:style-name="P29"><text:soft-page-break/>    <text:span text:style-name="T32">{</text:span><text:span text:style-name="T27">sku:</text:span><text:span text:style-name="T29">'P002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cgrawhill'</text:span><text:span text:style-name="T32">,</text:span><text:span text:style-name="T27">description:</text:span><text:span text:style-name="T29">'Manual de referencia javascript'</text:span><text:span text:style-name="T32">},</text:span></text:p>
        <text:p text:style-name="P29">    <text:span text:style-name="T32">{</text:span><text:span text:style-name="T27">sku:</text:span><text:span text:style-name="T29">'P003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arcopolo'</text:span><text:span text:style-name="T32">,</text:span><text:span text:style-name="T27">description:</text:span><text:span text:style-name="T29">'XAMP una introduccion a servidores web'</text:span><text:span text:style-name="T32">},</text:span></text:p>
        <text:p text:style-name="P27">]</text:p>
        <text:p text:style-name="P43"/>
        <text:list xml:id="list34675833" text:continue-numbering="true" text:style-name="L6">
          <text:list-item>
            <text:p text:style-name="P72">En el archivo anterior, implementa los métodos para peticiones "get", "put", "post" y "delete" con Express.</text:p>
          </text:list-item>
        </text:list>
        <text:p text:style-name="P43"/>
        <text:p text:style-name="P46">En el archivo books.js implementamos los métodos get, post put y delete según este código en javascript:</text:p>
        <text:p text:style-name="P46"/>
        <text:p text:style-name="P20"><text:span text:style-name="T34">const</text:span> <text:span text:style-name="T44">express</text:span><text:span text:style-name="T39">=</text:span><text:span text:style-name="T44">require</text:span>(<text:span text:style-name="T28">'express'</text:span>);</text:p>
        <text:p text:style-name="P27"><text:span text:style-name="T34">const</text:span> <text:span text:style-name="T37">app</text:span><text:span text:style-name="T39">=</text:span><text:span text:style-name="T44">express</text:span>();</text:p>
        <text:p text:style-name="P37"/>
        <text:p text:style-name="P27"><text:span text:style-name="T34">const</text:span> <text:span text:style-name="T37">libros</text:span><text:span text:style-name="T39">=</text:span>[</text:p>
        <text:p text:style-name="P29">    <text:span text:style-name="T32">{</text:span><text:span text:style-name="T27">cod:</text:span><text:span text:style-name="T29">'P001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cgrawhill'</text:span><text:span text:style-name="T32">,</text:span><text:span text:style-name="T27">description:</text:span><text:span text:style-name="T29">'Aprendiendo c++ en 21 dias'</text:span><text:span text:style-name="T32">},</text:span></text:p>
        <text:p text:style-name="P29">    <text:span text:style-name="T32">{</text:span><text:span text:style-name="T27">cod:</text:span><text:span text:style-name="T29">'P002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cgrawhill'</text:span><text:span text:style-name="T32">,</text:span><text:span text:style-name="T27">description:</text:span><text:span text:style-name="T29">'Manual de referencia javascript'</text:span><text:span text:style-name="T32">},</text:span></text:p>
        <text:p text:style-name="P29">    <text:span text:style-name="T32">{</text:span><text:span text:style-name="T27">cod:</text:span><text:span text:style-name="T29">'P003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arcopolo'</text:span><text:span text:style-name="T32">,</text:span><text:span text:style-name="T27">description:</text:span><text:span text:style-name="T29">'XAMP una introduccion a servidores web'</text:span><text:span text:style-name="T32">},</text:span></text:p>
        <text:p text:style-name="P27">]</text:p>
        <text:p text:style-name="P42"/>
        <text:p text:style-name="P42">// <text:span text:style-name="T24">Implementación del método get</text:span></text:p>
        <text:p text:style-name="P27"><text:span text:style-name="T37">app</text:span>.<text:span text:style-name="T44">get</text:span>(<text:span text:style-name="T28">'/'</text:span>,(<text:span text:style-name="T26">req</text:span>,<text:span text:style-name="T26">res</text:span>)<text:span text:style-name="T34">=&gt;</text:span>{</text:p>
        <text:p text:style-name="P29">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        <text:span text:style-name="T27">message:</text:span><text:span text:style-name="T29">'Ok'</text:span><text:span text:style-name="T32">,</text:span></text:p>
        <text:p text:style-name="P29">        <text:span text:style-name="T27">libros</text:span></text:p>
        <text:p text:style-name="P29">    <text:span text:style-name="T32">})</text:span></text:p>
        <text:p text:style-name="P27">})</text:p>
        <text:p text:style-name="P38"/>
        <text:p text:style-name="P42">// <text:span text:style-name="T24">Implementación del método post</text:span></text:p>
        <text:p text:style-name="P37"/>
        <text:p text:style-name="P27"><text:span text:style-name="T37">app</text:span>.<text:span text:style-name="T44">post</text:span>(<text:span text:style-name="T28">'/'</text:span>,(<text:span text:style-name="T26">req</text:span>,<text:span text:style-name="T26">res</text:span>)<text:span text:style-name="T34">=&gt;</text:span>{</text:p>
        <text:p text:style-name="P29">    <text:span text:style-name="T49">if</text:span><text:span text:style-name="T32">(</text:span><text:span text:style-name="T40">!</text:span><text:span text:style-name="T27">req</text:span><text:span text:style-name="T32">.</text:span><text:span text:style-name="T27">body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<text:span text:style-name="T27">message:</text:span><text:span text:style-name="T29">'no hay libros para colocar.'</text:span></text:p>
        <text:p text:style-name="P37"/>
        <text:p text:style-name="P29">        <text:span text:style-name="T32">})</text:span></text:p>
        <text:p text:style-name="P29">    <text:span text:style-name="T32">}</text:span></text:p>
        <text:p text:style-name="P29">    <text:span text:style-name="T38">libros</text:span><text:span text:style-name="T32">.</text:span><text:span text:style-name="T45">push</text:span><text:span text:style-name="T32">(</text:span><text:span text:style-name="T27">req</text:span><text:span text:style-name="T32">.</text:span><text:span text:style-name="T27">body</text:span><text:span text:style-name="T32">);</text:span></text:p>
        <text:p text:style-name="P29">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<text:soft-page-break/>        <text:span text:style-name="T27">message:</text:span><text:span text:style-name="T29">'ok'</text:span><text:span text:style-name="T32">,</text:span></text:p>
        <text:p text:style-name="P29">        <text:span text:style-name="T27">libro:</text:span><text:span text:style-name="T38">libros</text:span><text:span text:style-name="T32">[</text:span><text:span text:style-name="T38">libros</text:span><text:span text:style-name="T32">.</text:span><text:span text:style-name="T27">length</text:span><text:span text:style-name="T40">-</text:span><text:span text:style-name="T48">1</text:span><text:span text:style-name="T32">]</text:span></text:p>
        <text:p text:style-name="P29">    <text:span text:style-name="T32">})</text:span></text:p>
        <text:p text:style-name="P27">})</text:p>
        <text:p text:style-name="P37"/>
        <text:p text:style-name="P42">// <text:span text:style-name="T24">Implementación del método put</text:span></text:p>
        <text:p text:style-name="P27"><text:span text:style-name="T37">app</text:span>.<text:span text:style-name="T44">put</text:span>(<text:span text:style-name="T28">'/:cod'</text:span>,(<text:span text:style-name="T26">req</text:span>,<text:span text:style-name="T26">res</text:span>)<text:span text:style-name="T34">=&gt;</text:span>{</text:p>
        <text:p text:style-name="P29">    <text:span text:style-name="T49">if</text:span><text:span text:style-name="T32">(</text:span><text:span text:style-name="T40">!</text:span><text:span text:style-name="T27">req</text:span><text:span text:style-name="T32">.</text:span><text:span text:style-name="T27">body</text:span><text:span text:style-name="T32"> </text:span><text:span text:style-name="T40">||</text:span><text:span text:style-name="T32"> </text:span><text:span text:style-name="T40">!</text:span><text:span text:style-name="T27">req</text:span><text:span text:style-name="T32">.</text:span><text:span text:style-name="T27">params</text:span><text:span text:style-name="T32">.</text:span><text:span text:style-name="T27">cod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<text:span text:style-name="T27">message:</text:span><text:span text:style-name="T32"> </text:span><text:span text:style-name="T29">'Datos del producto o parametros faltante'</text:span></text:p>
        <text:p text:style-name="P29">        <text:span text:style-name="T32">})</text:span></text:p>
        <text:p text:style-name="P29">    <text:span text:style-name="T32">}</text:span></text:p>
        <text:p text:style-name="P29">    <text:span text:style-name="T35">const</text:span><text:span text:style-name="T32"> </text:span><text:span text:style-name="T38">libro_index</text:span><text:span text:style-name="T40">=</text:span><text:span text:style-name="T38">libros</text:span><text:span text:style-name="T32">.</text:span><text:span text:style-name="T45">findIndex</text:span><text:span text:style-name="T32">(</text:span><text:span text:style-name="T27">elem</text:span><text:span text:style-name="T35">=&gt;</text:span><text:span text:style-name="T32">{</text:span></text:p>
        <text:p text:style-name="P29">        <text:span text:style-name="T49">return</text:span><text:span text:style-name="T32"> </text:span><text:span text:style-name="T27">elem</text:span><text:span text:style-name="T32">.</text:span><text:span text:style-name="T27">cod</text:span><text:span text:style-name="T40">===</text:span><text:span text:style-name="T27">req</text:span><text:span text:style-name="T32">.</text:span><text:span text:style-name="T27">params</text:span><text:span text:style-name="T32">.</text:span><text:span text:style-name="T27">cod</text:span><text:span text:style-name="T32">;</text:span></text:p>
        <text:p text:style-name="P29">    <text:span text:style-name="T32">})</text:span></text:p>
        <text:p text:style-name="P29">    <text:span text:style-name="T49">if</text:span><text:span text:style-name="T32">(</text:span><text:span text:style-name="T38">libro_index</text:span><text:span text:style-name="T40">&lt;</text:span><text:span text:style-name="T48">0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4</text:span><text:span text:style-name="T32">).</text:span><text:span text:style-name="T45">json</text:span><text:span text:style-name="T32">({</text:span></text:p>
        <text:p text:style-name="P29">            <text:span text:style-name="T27">mensaje:</text:span><text:span text:style-name="T29">'No se encontrol ningun libro con ese cod'</text:span></text:p>
        <text:p text:style-name="P37"/>
        <text:p text:style-name="P29">        <text:span text:style-name="T32">})</text:span></text:p>
        <text:p text:style-name="P29">    <text:span text:style-name="T32">}</text:span></text:p>
        <text:p text:style-name="P29">    <text:span text:style-name="T49">for</text:span><text:span text:style-name="T32">(</text:span><text:span text:style-name="T35">const</text:span><text:span text:style-name="T32"> </text:span><text:span text:style-name="T38">property</text:span><text:span text:style-name="T32"> </text:span><text:span text:style-name="T35">in</text:span><text:span text:style-name="T32"> </text:span><text:span text:style-name="T27">req</text:span><text:span text:style-name="T32">.</text:span><text:span text:style-name="T27">body</text:span><text:span text:style-name="T32">){</text:span></text:p>
        <text:p text:style-name="P29">        <text:span text:style-name="T27">console</text:span><text:span text:style-name="T32">.</text:span><text:span text:style-name="T45">log</text:span><text:span text:style-name="T32">(</text:span><text:span text:style-name="T38">property</text:span><text:span text:style-name="T32">);</text:span></text:p>
        <text:p text:style-name="P29">        <text:span text:style-name="T38">libros</text:span><text:span text:style-name="T32">[</text:span><text:span text:style-name="T38">libro_index</text:span><text:span text:style-name="T32">][</text:span><text:span text:style-name="T38">property</text:span><text:span text:style-name="T32">]</text:span><text:span text:style-name="T40">=</text:span><text:span text:style-name="T27">req</text:span><text:span text:style-name="T32">.</text:span><text:span text:style-name="T27">body</text:span><text:span text:style-name="T32">[</text:span><text:span text:style-name="T38">property</text:span><text:span text:style-name="T32">]</text:span></text:p>
        <text:p text:style-name="P29">    <text:span text:style-name="T32">}</text:span></text:p>
        <text:p text:style-name="P29">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        <text:span text:style-name="T27">message:</text:span><text:span text:style-name="T29">'ok'</text:span><text:span text:style-name="T32">,</text:span></text:p>
        <text:p text:style-name="P29">        <text:span text:style-name="T27">libro:</text:span><text:span text:style-name="T38">libros</text:span><text:span text:style-name="T32">[</text:span><text:span text:style-name="T38">libro_index</text:span><text:span text:style-name="T32">]</text:span></text:p>
        <text:p text:style-name="P29">    <text:span text:style-name="T32">})</text:span></text:p>
        <text:p text:style-name="P27">})</text:p>
        <text:p text:style-name="P37"/>
        <text:p text:style-name="P42">// <text:span text:style-name="T24">Implementación del método get</text:span></text:p>
        <text:p text:style-name="P27"><text:span text:style-name="T37">app</text:span>.<text:span text:style-name="T44">delete</text:span>(<text:span text:style-name="T28">'/:cod'</text:span>,(<text:span text:style-name="T26">req</text:span>,<text:span text:style-name="T26">res</text:span>)<text:span text:style-name="T34">=&gt;</text:span>{</text:p>
        <text:p text:style-name="P29">    <text:span text:style-name="T49">if</text:span><text:span text:style-name="T32">(</text:span><text:span text:style-name="T40">!</text:span><text:span text:style-name="T27">req</text:span><text:span text:style-name="T32">.</text:span><text:span text:style-name="T27">params</text:span><text:span text:style-name="T32">.</text:span><text:span text:style-name="T27">cod</text:span><text:span text:style-name="T32">){</text:span></text:p>
        <text:p text:style-name="P29">    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    <text:span text:style-name="T27">message:</text:span><text:span text:style-name="T29">'cod paramatros faltante.'</text:span></text:p>
        <text:p text:style-name="P29">            <text:span text:style-name="T32">})</text:span></text:p>
        <text:p text:style-name="P29">    <text:span text:style-name="T32">}</text:span></text:p>
        <text:p text:style-name="P29">    <text:span text:style-name="T35">const</text:span><text:span text:style-name="T32"> </text:span><text:span text:style-name="T38">libro_index</text:span><text:span text:style-name="T40">=</text:span><text:span text:style-name="T38">libros</text:span><text:span text:style-name="T32">.</text:span><text:span text:style-name="T45">findIndex</text:span><text:span text:style-name="T32">(</text:span><text:span text:style-name="T27">elem</text:span><text:span text:style-name="T35">=&gt;</text:span><text:span text:style-name="T32">{</text:span></text:p>
        <text:p text:style-name="P29">        <text:span text:style-name="T49">return</text:span><text:span text:style-name="T32"> </text:span><text:span text:style-name="T27">elem</text:span><text:span text:style-name="T32">.</text:span><text:span text:style-name="T27">cod</text:span><text:span text:style-name="T40">===</text:span><text:span text:style-name="T27">req</text:span><text:span text:style-name="T32">.</text:span><text:span text:style-name="T27">params</text:span><text:span text:style-name="T32">.</text:span><text:span text:style-name="T27">cod</text:span><text:span text:style-name="T32">;</text:span></text:p>
        <text:p text:style-name="P29">    <text:span text:style-name="T32">})</text:span></text:p>
        <text:p text:style-name="P29">    <text:span text:style-name="T49">if</text:span><text:span text:style-name="T32">(</text:span><text:span text:style-name="T38">libro_index</text:span><text:span text:style-name="T40">&lt;</text:span><text:span text:style-name="T48">0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<text:span text:style-name="T27">mensaje:</text:span><text:span text:style-name="T32"> </text:span><text:span text:style-name="T29">'No se encontro nuingun libro con ese cod'</text:span></text:p>
        <text:p text:style-name="P29">        <text:span text:style-name="T32">})</text:span></text:p>
        <text:p text:style-name="P29">    <text:span text:style-name="T32">}</text:span></text:p>
        <text:p text:style-name="P29">    <text:span text:style-name="T35">const</text:span><text:span text:style-name="T32"> </text:span><text:span text:style-name="T38">deleted_libro</text:span><text:span text:style-name="T40">=</text:span><text:span text:style-name="T38">libros</text:span><text:span text:style-name="T32">.</text:span><text:span text:style-name="T45">splice</text:span><text:span text:style-name="T32">(</text:span><text:span text:style-name="T38">libro_index</text:span><text:span text:style-name="T32">,</text:span><text:span text:style-name="T48">1</text:span><text:span text:style-name="T32">);</text:span></text:p>
        <text:p text:style-name="P29">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        <text:span text:style-name="T27">message:</text:span><text:span text:style-name="T29">'ok'</text:span><text:span text:style-name="T32">,</text:span></text:p>
        <text:p text:style-name="P29"><text:soft-page-break/>        <text:span text:style-name="T27">deleted_libro</text:span><text:span text:style-name="T32">        </text:span></text:p>
        <text:p text:style-name="P29">    <text:span text:style-name="T32">})</text:span></text:p>
        <text:p text:style-name="P27">})</text:p>
        <text:p text:style-name="P37"/>
        <text:p text:style-name="P27"><text:span text:style-name="T37">module</text:span>.<text:span text:style-name="T37">exports</text:span><text:span text:style-name="T39">=</text:span><text:span text:style-name="T37">app</text:span>;</text:p>
        <text:p text:style-name="P27"/>
        <text:p text:style-name="P43"/>
        <text:list xml:id="list34673314" text:continue-numbering="true" text:style-name="L6">
          <text:list-item>
            <text:p text:style-name="P75">Implementa la validación de campos de la entidad libro para las propiedades de título, autor, editorial y un identificador.</text:p>
          </text:list-item>
        </text:list>
        <text:p text:style-name="P43"/>
        <text:p text:style-name="P46">Para lograrlo obtendremos el código del libro y luego haremos una busqueda en el método get, el código implementado es el siguiente:</text:p>
        <text:p text:style-name="P46"/>
        <text:p text:style-name="P23"><text:span text:style-name="T37">app</text:span>.<text:span text:style-name="T44">get</text:span> (<text:span text:style-name="T28">'/search'</text:span>,(<text:span text:style-name="T26">req</text:span>,<text:span text:style-name="T26">res</text:span>)<text:span text:style-name="T34">=&gt;</text:span>{</text:p>
        <text:p text:style-name="P29">    <text:span text:style-name="T27">console</text:span><text:span text:style-name="T32">.</text:span><text:span text:style-name="T45">log</text:span><text:span text:style-name="T32">(</text:span><text:span text:style-name="T29">"paso por aqui"</text:span><text:span text:style-name="T32">);</text:span></text:p>
        <text:p text:style-name="P29">    <text:span text:style-name="T49">if</text:span><text:span text:style-name="T32">(</text:span><text:span text:style-name="T40">!</text:span><text:span text:style-name="T27">req</text:span><text:span text:style-name="T32">.</text:span><text:span text:style-name="T27">query</text:span><text:span text:style-name="T32">.</text:span><text:span text:style-name="T27">cod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<text:span text:style-name="T27">message:</text:span><text:span text:style-name="T29">'Incorrect query params'</text:span></text:p>
        <text:p text:style-name="P29">        <text:span text:style-name="T32">})</text:span></text:p>
        <text:p text:style-name="P29">    <text:span text:style-name="T32">}</text:span></text:p>
        <text:p text:style-name="P29">    </text:p>
        <text:p text:style-name="P29">    <text:span text:style-name="T35">const</text:span><text:span text:style-name="T32"> </text:span><text:span text:style-name="T38">libro_validado</text:span><text:span text:style-name="T40">=</text:span><text:span text:style-name="T38">libros</text:span><text:span text:style-name="T32">.</text:span><text:span text:style-name="T45">filter</text:span><text:span text:style-name="T32">(</text:span><text:span text:style-name="T27">elem</text:span><text:span text:style-name="T35">=&gt;</text:span><text:span text:style-name="T27">elem</text:span><text:span text:style-name="T32">.</text:span><text:span text:style-name="T27">cod</text:span><text:span text:style-name="T40">===</text:span><text:span text:style-name="T27">req</text:span><text:span text:style-name="T32">.</text:span><text:span text:style-name="T27">query</text:span><text:span text:style-name="T32">.</text:span><text:span text:style-name="T27">cod</text:span><text:span text:style-name="T32">);</text:span></text:p>
        <text:p text:style-name="P37"/>
        <text:p text:style-name="P29">    <text:span text:style-name="T49">if</text:span><text:span text:style-name="T32"> (</text:span><text:span text:style-name="T40">!</text:span><text:span text:style-name="T38">libro_validado</text:span><text:span text:style-name="T32">.</text:span><text:span text:style-name="T27">length</text:span><text:span text:style-name="T32">) {</text:span></text:p>
        <text:p text:style-name="P29">        <text:span text:style-name="T27">res</text:span><text:span text:style-name="T32">.</text:span><text:span text:style-name="T45">status</text:span><text:span text:style-name="T32">(</text:span><text:span text:style-name="T48">404</text:span><text:span text:style-name="T32">).</text:span><text:span text:style-name="T45">json</text:span><text:span text:style-name="T32">({ </text:span><text:span text:style-name="T27">message:</text:span><text:span text:style-name="T32"> </text:span><text:span text:style-name="T29">'No se encontraron libros con ese código.'</text:span><text:span text:style-name="T32"> });</text:span></text:p>
        <text:p text:style-name="P29">    <text:span text:style-name="T32">} </text:span><text:span text:style-name="T49">else</text:span><text:span text:style-name="T32"> {</text:span></text:p>
        <text:p text:style-name="P29">    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        <text:span text:style-name="T27">message:</text:span><text:span text:style-name="T32"> </text:span><text:span text:style-name="T29">'ok'</text:span><text:span text:style-name="T32">,</text:span></text:p>
        <text:p text:style-name="P29">        <text:span text:style-name="T27">libros:</text:span><text:span text:style-name="T32"> </text:span><text:span text:style-name="T38">libro_validado</text:span><text:span text:style-name="T32"> });</text:span></text:p>
        <text:p text:style-name="P29">    <text:span text:style-name="T32">}</text:span></text:p>
        <text:p text:style-name="P27">})</text:p>
        <text:p text:style-name="P23"/>
        <text:p text:style-name="P46"/>
        <text:p text:style-name="P9">el archivo books.js tenemos el siguiente array:</text:p>
        <text:p text:style-name="P9"/>
        <text:p text:style-name="P20"><text:span text:style-name="T34">const</text:span> <text:span text:style-name="T37">libros</text:span><text:span text:style-name="T39">=</text:span>[</text:p>
        <text:p text:style-name="P29">    <text:span text:style-name="T32">{</text:span><text:span text:style-name="T27">cod:</text:span><text:span text:style-name="T29">'P001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cgrawhill'</text:span><text:span text:style-name="T32">,</text:span><text:span text:style-name="T27">description:</text:span><text:span text:style-name="T29">'Aprendiendo c++ en 21 dias'</text:span><text:span text:style-name="T32">},</text:span></text:p>
        <text:p text:style-name="P29">    <text:span text:style-name="T32">{</text:span><text:span text:style-name="T27">cod:</text:span><text:span text:style-name="T29">'P002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cgrawhill'</text:span><text:span text:style-name="T32">,</text:span><text:span text:style-name="T27">description:</text:span><text:span text:style-name="T29">'Manual de referencia javascript'</text:span><text:span text:style-name="T32">},</text:span></text:p>
        <text:p text:style-name="P29">    <text:span text:style-name="T32">{</text:span><text:span text:style-name="T27">cod:</text:span><text:span text:style-name="T29">'P003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arcopolo'</text:span><text:span text:style-name="T32">,</text:span><text:span text:style-name="T27">description:</text:span><text:span text:style-name="T29">'XAMP una introduccion a servidores web'</text:span><text:span text:style-name="T32">},</text:span></text:p>
        <text:p text:style-name="P27">]</text:p>
        <text:p text:style-name="P9"/>
        <text:p text:style-name="P9"><text:soft-page-break/></text:p>
        <text:p text:style-name="P9">colocamos en el url del navegador la siguiente linea:</text:p>
        <text:p text:style-name="P9"/>
        <text:p text:style-name="P15"><text:a xlink:type="simple" xlink:href="http://localhost:3000/libros/search?cod=P001" text:style-name="Internet_20_link" text:visited-style-name="Visited_20_Internet_20_Link">http://localhost:3000/libros/search?cod=P001</text:a></text:p>
        <text:p text:style-name="P9"/>
        <text:p text:style-name="P9">y obtendrémos el siguiente resultado si la busqueda del código es válida:</text:p>
        <text:p text:style-name="P9"/>
        <text:p text:style-name="P9"/>
        <text:p text:style-name="P43"><draw:frame draw:style-name="fr1" draw:name="graphics33" text:anchor-type="paragraph" svg:width="10.657cm" svg:height="6.821cm" draw:z-index="6"><draw:image xlink:href="Pictures/2000000700002A12000026F80D317AFA.svm" xlink:type="simple" xlink:show="embed" xlink:actuate="onLoad"/></draw:frame></text:p>
        <text:p text:style-name="P43"/>
        <text:p text:style-name="P46">por el contrario si le colocamos un código que no aparece en el array, deberá decir que no se ha encontrado el libro, vemos:</text:p>
        <text:p text:style-name="P46"/>
        <text:p text:style-name="P46"/>
        <text:p text:style-name="P46"><draw:frame draw:style-name="fr1" draw:name="graphics34" text:anchor-type="paragraph" svg:width="11.245cm" svg:height="6.86cm" draw:z-index="7"><draw:image xlink:href="Pictures/2000000700002D7B00002374641E9A81.svm" xlink:type="simple" xlink:show="embed" xlink:actuate="onLoad"/></draw:frame></text:p>
        <text:p text:style-name="P46"/>
        <text:p text:style-name="P46">Así queda validado la instrucción.</text:p>
        <text:p text:style-name="P46"/>
        <text:p text:style-name="P43"><text:soft-page-break/></text:p>
        <text:p text:style-name="P43"/>
        <text:list xml:id="list34692400" text:continue-numbering="true" text:style-name="L6">
          <text:list-item>
            <text:p text:style-name="P71">En la raíz del proyecto, crea el archivo principal app.js con la sintaxis de servidor de Express.</text:p>
          </text:list-item>
        </text:list>
        <text:p text:style-name="P43"/>
        <text:p text:style-name="P43">El <text:span text:style-name="T24">código</text:span> del archivo app.js lo tenemos a continuaci<text:span text:style-name="T24">ón:</text:span></text:p>
        <text:p text:style-name="P46"/>
        <text:p text:style-name="P46"/>
        <text:p text:style-name="P19"><text:span text:style-name="T36">const</text:span><text:span text:style-name="T24"> </text:span><text:span text:style-name="T46">express</text:span><text:span text:style-name="T41">=</text:span><text:span text:style-name="T46">require</text:span><text:span text:style-name="T24">(</text:span><text:span text:style-name="T31">'express'</text:span><text:span text:style-name="T24">);</text:span></text:p>
        <text:p text:style-name="P27"><text:span text:style-name="T34">const</text:span> <text:span text:style-name="T37">app</text:span><text:span text:style-name="T39">=</text:span><text:span text:style-name="T44">express</text:span>();</text:p>
        <text:p text:style-name="P27"><text:span text:style-name="T34">const</text:span> <text:span text:style-name="T37">port</text:span><text:span text:style-name="T39">=</text:span><text:span text:style-name="T47">3000</text:span>;</text:p>
        <text:p text:style-name="P37"/>
        <text:p text:style-name="P27"><text:span text:style-name="T34">const</text:span> <text:span text:style-name="T37">libros</text:span><text:span text:style-name="T39">=</text:span><text:span text:style-name="T44">require</text:span>(<text:span text:style-name="T28">'./routers/books.js'</text:span>);</text:p>
        <text:p text:style-name="P37"/>
        <text:p text:style-name="P27"><text:span text:style-name="T37">app</text:span>.<text:span text:style-name="T44">use</text:span>(<text:span text:style-name="T44">express</text:span>.<text:span text:style-name="T44">json</text:span>());</text:p>
        <text:p text:style-name="P37"/>
        <text:p text:style-name="P27"><text:span text:style-name="T37">app</text:span>.<text:span text:style-name="T44">use</text:span>(<text:span text:style-name="T28">'/libros'</text:span>,<text:span text:style-name="T37">libros</text:span>);</text:p>
        <text:p text:style-name="P37"/>
        <text:p text:style-name="P38">// Middleware para rutas no encontradas</text:p>
        <text:p text:style-name="P27"><text:span text:style-name="T37">app</text:span>.<text:span text:style-name="T44">use</text:span>(<text:span text:style-name="T28">'/'</text:span>, (<text:span text:style-name="T26">req</text:span>, <text:span text:style-name="T26">res</text:span>) <text:span text:style-name="T34">=&gt;</text:span> {</text:p>
        <text:p text:style-name="P29">  <text:span text:style-name="T27">res</text:span><text:span text:style-name="T32">.</text:span><text:span text:style-name="T45">status</text:span><text:span text:style-name="T32">(</text:span><text:span text:style-name="T48">404</text:span><text:span text:style-name="T32">).</text:span><text:span text:style-name="T45">json</text:span><text:span text:style-name="T32">({</text:span></text:p>
        <text:p text:style-name="P29">    <text:span text:style-name="T27">message:</text:span><text:span text:style-name="T32"> </text:span><text:span text:style-name="T29">'Incorrect router or params'</text:span><text:span text:style-name="T32">,</text:span><text:span text:style-name="T27">path:</text:span><text:span text:style-name="T32"> </text:span><text:span text:style-name="T27">req</text:span><text:span text:style-name="T32">.</text:span><text:span text:style-name="T27">originalUrl</text:span></text:p>
        <text:p text:style-name="P29">  <text:span text:style-name="T32">});</text:span></text:p>
        <text:p text:style-name="P27">})</text:p>
        <text:p text:style-name="P37"/>
        <text:p text:style-name="P27"><text:span text:style-name="T37">app</text:span>.<text:span text:style-name="T44">listen</text:span>(<text:span text:style-name="T37">port</text:span>,()<text:span text:style-name="T34">=&gt;</text:span>{</text:p>
        <text:p text:style-name="P29">    <text:span text:style-name="T27">console</text:span><text:span text:style-name="T32">.</text:span><text:span text:style-name="T45">log</text:span><text:span text:style-name="T32">(</text:span><text:span text:style-name="T29">`Servidor escuchando en http://localhostX:</text:span><text:span text:style-name="T35">${</text:span><text:span text:style-name="T38">port</text:span><text:span text:style-name="T35">}</text:span><text:span text:style-name="T29">`</text:span><text:span text:style-name="T32">);</text:span></text:p>
        <text:p text:style-name="P27">});</text:p>
        <text:p text:style-name="P46"/>
        <text:p text:style-name="P9">veamos en visual code el directorio raíz de trabajo:</text:p>
        <text:p text:style-name="P9"/>
        <text:p text:style-name="P9"><draw:frame draw:style-name="fr2" draw:name="graphics35" text:anchor-type="paragraph" svg:width="17cm" svg:height="10.102cm" draw:z-index="8"><draw:image xlink:href="Pictures/20000007000076F7000046B3BEC2F62C.svm" xlink:type="simple" xlink:show="embed" xlink:actuate="onLoad"/></draw:frame><text:soft-page-break/></text:p>
        <text:p text:style-name="P46"/>
        <text:p text:style-name="P46"/>
        <text:p text:style-name="P46"/>
        <text:p text:style-name="P46"/>
        <text:p text:style-name="P43"/>
        <text:p text:style-name="P43"/>
        <text:list xml:id="list34677189" text:continue-numbering="true" text:style-name="L6">
          <text:list-item>
            <text:p text:style-name="P71">Importa en app.js la función desarrollada en el archivo books.js.</text:p>
          </text:list-item>
        </text:list>
        <text:p text:style-name="P43"/>
        <text:p text:style-name="P19"><text:span text:style-name="T34">const</text:span> <text:span text:style-name="T44">express</text:span><text:span text:style-name="T39">=</text:span><text:span text:style-name="T44">require</text:span>(<text:span text:style-name="T28">'express'</text:span>);</text:p>
        <text:p text:style-name="P27"><text:span text:style-name="T34">const</text:span> <text:span text:style-name="T37">app</text:span><text:span text:style-name="T39">=</text:span><text:span text:style-name="T44">express</text:span>();</text:p>
        <text:p text:style-name="P27"><text:span text:style-name="T34">const</text:span> <text:span text:style-name="T37">port</text:span><text:span text:style-name="T39">=</text:span><text:span text:style-name="T47">3000</text:span>;</text:p>
        <text:p text:style-name="P37"/>
        <text:p text:style-name="P27"><text:span text:style-name="T34">const</text:span> <text:span text:style-name="T37">libros</text:span><text:span text:style-name="T39">=</text:span><text:span text:style-name="T44">require</text:span>(<text:span text:style-name="T28">'./routers/books.js'</text:span>);</text:p>
        <text:p text:style-name="P37"/>
        <text:p text:style-name="P27"><text:span text:style-name="T37">app</text:span>.<text:span text:style-name="T44">use</text:span>(<text:span text:style-name="T44">express</text:span>.<text:span text:style-name="T44">json</text:span>());</text:p>
        <text:p text:style-name="P37"/>
        <text:p text:style-name="P27"><text:span text:style-name="T37">app</text:span>.<text:span text:style-name="T44">use</text:span>(<text:span text:style-name="T28">'/libros'</text:span>,<text:span text:style-name="T37">libros</text:span>);</text:p>
        <text:p text:style-name="P37"/>
        <text:p text:style-name="P38">// Middleware para rutas no encontradas</text:p>
        <text:p text:style-name="P27"><text:span text:style-name="T37">app</text:span>.<text:span text:style-name="T44">use</text:span>(<text:span text:style-name="T28">'/'</text:span>, (<text:span text:style-name="T26">req</text:span>, <text:span text:style-name="T26">res</text:span>) <text:span text:style-name="T34">=&gt;</text:span> {</text:p>
        <text:p text:style-name="P29">  <text:span text:style-name="T27">res</text:span><text:span text:style-name="T32">.</text:span><text:span text:style-name="T45">status</text:span><text:span text:style-name="T32">(</text:span><text:span text:style-name="T48">404</text:span><text:span text:style-name="T32">).</text:span><text:span text:style-name="T45">json</text:span><text:span text:style-name="T32">({</text:span></text:p>
        <text:p text:style-name="P29">    <text:span text:style-name="T27">message:</text:span><text:span text:style-name="T32"> </text:span><text:span text:style-name="T29">'Incorrect router or params'</text:span><text:span text:style-name="T32">,</text:span><text:span text:style-name="T27">path:</text:span><text:span text:style-name="T32"> </text:span><text:span text:style-name="T27">req</text:span><text:span text:style-name="T32">.</text:span><text:span text:style-name="T27">originalUrl</text:span></text:p>
        <text:p text:style-name="P29">  <text:span text:style-name="T32">});</text:span></text:p>
        <text:p text:style-name="P27"><text:soft-page-break/>})</text:p>
        <text:p text:style-name="P37"/>
        <text:p text:style-name="P27"><text:span text:style-name="T37">app</text:span>.<text:span text:style-name="T44">listen</text:span>(<text:span text:style-name="T37">port</text:span>,()<text:span text:style-name="T34">=&gt;</text:span>{</text:p>
        <text:p text:style-name="P29">    <text:span text:style-name="T27">console</text:span><text:span text:style-name="T32">.</text:span><text:span text:style-name="T45">log</text:span><text:span text:style-name="T32">(</text:span><text:span text:style-name="T29">`Servidor escuchando en http://localhostX:</text:span><text:span text:style-name="T35">${</text:span><text:span text:style-name="T38">port</text:span><text:span text:style-name="T35">}</text:span><text:span text:style-name="T29">`</text:span><text:span text:style-name="T32">);</text:span></text:p>
        <text:p text:style-name="P27">});</text:p>
        <text:p text:style-name="P27"/>
        <text:p text:style-name="P43"/>
        <text:list xml:id="list34678489" text:continue-numbering="true" text:style-name="L6">
          <text:list-item>
            <text:p text:style-name="P71">Comprueba las peticiones "get", "put", "post" y "delete" con Postman.</text:p>
            <text:p text:style-name="P69"/>
          </text:list-item>
        </text:list>
        <text:p text:style-name="P9">Cargamos el servidor express y cargamos el programa postman y comenzamos a realizar las peticiones:</text:p>
        <text:p text:style-name="P9"/>
        <text:p text:style-name="P9">en bash tipeamos:</text:p>
        <text:p text:style-name="P9"/>
        <text:p text:style-name="P10">npm start</text:p>
        <text:p text:style-name="P9">y vemos la captura a continuación:</text:p>
        <text:p text:style-name="P9"/>
        <text:p text:style-name="P9"><draw:frame draw:style-name="fr2" draw:name="graphics36" text:anchor-type="paragraph" svg:width="17cm" svg:height="13.677cm" draw:z-index="9"><draw:image xlink:href="Pictures/2000000700007B320000631F4C69505C.svm" xlink:type="simple" xlink:show="embed" xlink:actuate="onLoad"/></draw:frame></text:p>
        <text:p text:style-name="P9"><text:soft-page-break/>en el terminal vemos el servidor activo.</text:p>
        <text:p text:style-name="P9"/>
        <text:p text:style-name="P11"><text:span text:style-name="T6">Hacemos una peticion Get en postman, colocando el url </text:span><text:span text:style-name="T14">localhost:3000/libros</text:span> <text:span text:style-name="T6">, veamos:</text:span></text:p>
        <text:p text:style-name="P9"/>
        <text:p text:style-name="P9"><draw:frame draw:style-name="fr1" draw:name="graphics37" text:anchor-type="paragraph" svg:width="15.108cm" svg:height="7.782cm" draw:z-index="10"><draw:image xlink:href="Pictures/2000000700003B03000069BC5EAC7D8F.svm" xlink:type="simple" xlink:show="embed" xlink:actuate="onLoad"/></draw:frame><text:soft-page-break/></text:p>
        <text:p text:style-name="P9"/>
        <text:p text:style-name="P9">aqui obtenemos el resultado en formato json de los libros en el array.</text:p>
        <text:p text:style-name="P9"/>
        <text:p text:style-name="P9">A continuación realizamos una peticion Post en postman, colocando el url <text:span text:style-name="T50">localhost:3000/libros</text:span> , y pasandole el cuerpo json:</text:p>
        <text:p text:style-name="P21"><text:span text:style-name="T52">    </text:span><text:span text:style-name="T53">{</text:span><text:span text:style-name="T55">"cod"</text:span><text:span text:style-name="T53">: </text:span><text:span text:style-name="T57">"Q002"</text:span><text:span text:style-name="T53">,</text:span></text:p>
        <text:p text:style-name="P41">        <text:span text:style-name="T54">"item"</text:span><text:span text:style-name="T51">: </text:span><text:span text:style-name="T56">"Programacion X"</text:span><text:span text:style-name="T51">,</text:span></text:p>
        <text:p text:style-name="P41">        <text:span text:style-name="T54">"brand"</text:span><text:span text:style-name="T51">: </text:span><text:span text:style-name="T56">"marcopolo X"</text:span><text:span text:style-name="T51">,</text:span></text:p>
        <text:p text:style-name="P41">        <text:span text:style-name="T54">"description"</text:span><text:span text:style-name="T51">: </text:span><text:span text:style-name="T56">"Como programar en c# en 21 días .X "</text:span></text:p>
        <text:p text:style-name="P41">    <text:span text:style-name="T51">}</text:span></text:p>
        <text:p text:style-name="P7"/>
        <text:p text:style-name="P9">y el resultado: </text:p>
        <text:p text:style-name="P7"/>
        <text:p text:style-name="P9"><draw:frame draw:style-name="fr2" draw:name="graphics38" text:anchor-type="paragraph" svg:width="17cm" svg:height="12.633cm" draw:z-index="11"><draw:image xlink:href="Pictures/200000070000656300004B599EA5B40A.svm" xlink:type="simple" xlink:show="embed" xlink:actuate="onLoad"/></draw:frame><text:soft-page-break/>de igual forma lo hacemos con put:</text:p>
        <text:p text:style-name="P9">colocamos en la url la siguiente instrucción <text:span text:style-name="T50">localhost:3000/libros/P002</text:span> </text:p>
        <text:p text:style-name="P9">y obtenemos lo siguiente:</text:p>
        <text:p text:style-name="P9"/>
        <text:p text:style-name="P9"><draw:frame draw:style-name="fr1" draw:name="graphics39" text:anchor-type="paragraph" svg:width="14.87cm" svg:height="11.222cm" draw:z-index="12"><draw:image xlink:href="Pictures/2000000700003A1500006A90E310C263.svm" xlink:type="simple" xlink:show="embed" xlink:actuate="onLoad"/></draw:frame><text:soft-page-break/></text:p>
        <text:p text:style-name="P9"/>
        <text:p text:style-name="P9">y vemos que el array P002 ha sido modificado, para comprobar hacemos de nuevo un get:</text:p>
        <text:p text:style-name="P9"/>
        <text:p text:style-name="P9"><draw:frame draw:style-name="fr1" draw:name="graphics41" text:anchor-type="paragraph" svg:width="8.32cm" svg:height="4.47cm" draw:z-index="13"><draw:image xlink:href="Pictures/200000070000504F0000374C4A3E2520.svm" xlink:type="simple" xlink:show="embed" xlink:actuate="onLoad"/></draw:frame></text:p>
        <text:p text:style-name="P7"/>
        <text:list xml:id="list34677247" text:continue-numbering="true" text:style-name="L6">
          <text:list-item>
            <text:p text:style-name="P72">Instala las librerías para generar la documentación con Swagger.</text:p>
          </text:list-item>
        </text:list>
        <text:p text:style-name="P43"/>
        <text:p text:style-name="P43">Para ello instalaremos la librer<text:span text:style-name="T24">ía swagger con los siguientes comandos:</text:span></text:p>
        <text:p text:style-name="P46">npm install swagger-jsdoc swagger-ui-express --save</text:p>
        <text:p text:style-name="P46">aqui mostramos los resultados:</text:p>
        <text:p text:style-name="P46"/>
        <text:p text:style-name="P46"><draw:frame draw:style-name="fr1" draw:name="graphics40" text:anchor-type="paragraph" svg:width="16.603cm" svg:height="8.188cm" draw:z-index="14"><draw:image xlink:href="Pictures/200000070000621500003060B021E914.svm" xlink:type="simple" xlink:show="embed" xlink:actuate="onLoad"/></draw:frame><text:soft-page-break/></text:p>
        <text:p text:style-name="P46"/>
        <text:p text:style-name="P43"/>
        <text:p text:style-name="P43"/>
        <text:p text:style-name="P43"/>
        <text:p text:style-name="P43"/>
        <text:p text:style-name="P43"/>
        <text:list xml:id="list34687763" text:continue-numbering="true" text:style-name="L6">
          <text:list-item>
            <text:p text:style-name="P71">Implementa la documentación en todos los métodos con la sintaxis de Swagger.</text:p>
          </text:list-item>
        </text:list>
        <text:p text:style-name="P43"/>
        <text:p text:style-name="P46">Para lograrlo colocamos el siguiente código que activará las llamadas a swagger, veamos:</text:p>
        <text:p text:style-name="P46"/>
        <text:p text:style-name="P22">/* implementación de la documentacion automática con swagger*/</text:p>
        <text:p text:style-name="P37"/>
        <text:p text:style-name="P27"><text:span text:style-name="T34">const</text:span> <text:span text:style-name="T44">swaggerJsDoc</text:span><text:span text:style-name="T39">=</text:span><text:span text:style-name="T44">require</text:span>(<text:span text:style-name="T28">'swagger-jsdoc'</text:span>);</text:p>
        <text:p text:style-name="P27"><text:span text:style-name="T34">const</text:span> <text:span text:style-name="T37">swaggerUI</text:span> <text:span text:style-name="T39">=</text:span> <text:span text:style-name="T44">require</text:span>(<text:span text:style-name="T28">'swagger-ui-express'</text:span>);</text:p>
        <text:p text:style-name="P27"><text:span text:style-name="T34">const</text:span> <text:span text:style-name="T37">swaggerOptions</text:span><text:span text:style-name="T39">=</text:span>{</text:p>
        <text:p text:style-name="P29">  <text:span text:style-name="T27">definition:</text:span><text:span text:style-name="T32">{</text:span></text:p>
        <text:p text:style-name="P29">      <text:span text:style-name="T27">openapi:</text:span><text:span text:style-name="T29">'3.0.0'</text:span><text:span text:style-name="T32">,</text:span></text:p>
        <text:p text:style-name="P29">        <text:span text:style-name="T27">info:</text:span><text:span text:style-name="T32">{</text:span></text:p>
        <text:p text:style-name="P29">            <text:span text:style-name="T27">title:</text:span><text:span text:style-name="T29">'ABservo systems'</text:span><text:span text:style-name="T32">,</text:span></text:p>
        <text:p text:style-name="P29">            <text:span text:style-name="T27">version:</text:span><text:span text:style-name="T29">'1.0.0'</text:span><text:span text:style-name="T32">,</text:span></text:p>
        <text:p text:style-name="P29">            <text:span text:style-name="T27">description:</text:span><text:span text:style-name="T29">'App test APIRest'</text:span><text:span text:style-name="T32">,</text:span></text:p>
        <text:p text:style-name="P29">            <text:span text:style-name="T27">contact:</text:span><text:span text:style-name="T32">{</text:span></text:p>
        <text:p text:style-name="P29">                <text:span text:style-name="T27">name:</text:span><text:span text:style-name="T29">'Armando Blanco'</text:span><text:span text:style-name="T32">,</text:span></text:p>
        <text:p text:style-name="P29">                <text:span text:style-name="T27">email:</text:span><text:span text:style-name="T29">'armandoyamir@gmail.com'</text:span><text:span text:style-name="T32">,</text:span></text:p>
        <text:p text:style-name="P29">            <text:span text:style-name="T32">}</text:span></text:p>
        <text:p text:style-name="P29">        <text:span text:style-name="T32">},</text:span></text:p>
        <text:p text:style-name="P29"><text:soft-page-break/>        <text:span text:style-name="T27">servers:</text:span><text:span text:style-name="T32">[</text:span></text:p>
        <text:p text:style-name="P29">          <text:span text:style-name="T32">{</text:span><text:span text:style-name="T27">url:</text:span><text:span text:style-name="T29">'http://localhost:3000'</text:span><text:span text:style-name="T32">}</text:span></text:p>
        <text:p text:style-name="P29">        <text:span text:style-name="T32">],</text:span></text:p>
        <text:p text:style-name="P29">        <text:span text:style-name="T27">supportedSumitMethods:</text:span><text:span text:style-name="T32">[]</text:span></text:p>
        <text:p text:style-name="P29">  <text:span text:style-name="T32">},</text:span></text:p>
        <text:p text:style-name="P29">  <text:span text:style-name="T27">apis:</text:span><text:span text:style-name="T32">[</text:span></text:p>
        <text:p text:style-name="P29">      <text:span text:style-name="T29">'./routes/products.js'</text:span></text:p>
        <text:p text:style-name="P29">  <text:span text:style-name="T32">]</text:span></text:p>
        <text:p text:style-name="P27">}</text:p>
        <text:p text:style-name="P37"/>
        <text:p text:style-name="P27"><text:span text:style-name="T34">const</text:span> <text:span text:style-name="T37">swaggerSpecs</text:span><text:span text:style-name="T39">=</text:span><text:span text:style-name="T44">swaggerJsDoc</text:span>(<text:span text:style-name="T37">swaggerOptions</text:span>);</text:p>
        <text:p text:style-name="P37"/>
        <text:p text:style-name="P38">/*middleware del doc*/</text:p>
        <text:p text:style-name="P27"><text:span text:style-name="T37">app</text:span>.<text:span text:style-name="T44">use</text:span>(<text:span text:style-name="T28">'/api-docs'</text:span>,<text:span text:style-name="T26">swaggerUI</text:span>.<text:span text:style-name="T37">serve</text:span>, <text:span text:style-name="T26">swaggerUI</text:span>.<text:span text:style-name="T44">setup</text:span>(<text:span text:style-name="T37">swaggerSpecs</text:span>,{<text:span text:style-name="T26">customCss:</text:span><text:span text:style-name="T28">'.swagger-ui.topbar,.swagger-ui.try-out{display:none}'</text:span>}))</text:p>
        <text:p text:style-name="P37"/>
        <text:p text:style-name="P38">/* fin swagger*/</text:p>
        <text:p text:style-name="P27"/>
        <text:p text:style-name="P46"/>
        <text:p text:style-name="P46"/>
        <text:p text:style-name="P46">y el código completo de app.js quedará de la siguiente manera:</text:p>
        <text:p text:style-name="P46"/>
        <text:p text:style-name="P49"><text:span text:style-name="T34">const</text:span> <text:span text:style-name="T44">express</text:span><text:span text:style-name="T39">=</text:span><text:span text:style-name="T44">require</text:span>(<text:span text:style-name="T28">'express'</text:span>);</text:p>
        <text:p text:style-name="P27"><text:span text:style-name="T34">const</text:span> <text:span text:style-name="T37">app</text:span><text:span text:style-name="T39">=</text:span><text:span text:style-name="T44">express</text:span>();</text:p>
        <text:p text:style-name="P27"><text:span text:style-name="T34">const</text:span> <text:span text:style-name="T37">port</text:span><text:span text:style-name="T39">=</text:span><text:span text:style-name="T47">3000</text:span>;</text:p>
        <text:p text:style-name="P37"/>
        <text:p text:style-name="P27"><text:span text:style-name="T34">const</text:span> <text:span text:style-name="T37">libros</text:span><text:span text:style-name="T39">=</text:span><text:span text:style-name="T44">require</text:span>(<text:span text:style-name="T28">'./routers/books.js'</text:span>);</text:p>
        <text:p text:style-name="P37"/>
        <text:p text:style-name="P27"><text:span text:style-name="T37">app</text:span>.<text:span text:style-name="T44">use</text:span>(<text:span text:style-name="T44">express</text:span>.<text:span text:style-name="T44">json</text:span>());</text:p>
        <text:p text:style-name="P37"/>
        <text:p text:style-name="P38">/* implementación de la documentacion automática con swagger*/</text:p>
        <text:p text:style-name="P37"/>
        <text:p text:style-name="P27"><text:span text:style-name="T34">const</text:span> <text:span text:style-name="T44">swaggerJsDoc</text:span><text:span text:style-name="T39">=</text:span><text:span text:style-name="T44">require</text:span>(<text:span text:style-name="T28">'swagger-jsdoc'</text:span>);</text:p>
        <text:p text:style-name="P27"><text:span text:style-name="T34">const</text:span> <text:span text:style-name="T37">swaggerUI</text:span> <text:span text:style-name="T39">=</text:span> <text:span text:style-name="T44">require</text:span>(<text:span text:style-name="T28">'swagger-ui-express'</text:span>);</text:p>
        <text:p text:style-name="P27"><text:span text:style-name="T34">const</text:span> <text:span text:style-name="T37">swaggerOptions</text:span><text:span text:style-name="T39">=</text:span>{</text:p>
        <text:p text:style-name="P29">  <text:span text:style-name="T27">definition:</text:span><text:span text:style-name="T32">{</text:span></text:p>
        <text:p text:style-name="P29">      <text:span text:style-name="T27">openapi:</text:span><text:span text:style-name="T29">'3.0.0'</text:span><text:span text:style-name="T32">,</text:span></text:p>
        <text:p text:style-name="P29">        <text:span text:style-name="T27">info:</text:span><text:span text:style-name="T32">{</text:span></text:p>
        <text:p text:style-name="P29">            <text:span text:style-name="T27">title:</text:span><text:span text:style-name="T29">'ABservo systems'</text:span><text:span text:style-name="T32">,</text:span></text:p>
        <text:p text:style-name="P29">            <text:span text:style-name="T27">version:</text:span><text:span text:style-name="T29">'1.0.0'</text:span><text:span text:style-name="T32">,</text:span></text:p>
        <text:p text:style-name="P29">            <text:span text:style-name="T27">description:</text:span><text:span text:style-name="T29">'App test APIRest'</text:span><text:span text:style-name="T32">,</text:span></text:p>
        <text:p text:style-name="P29">            <text:span text:style-name="T27">contact:</text:span><text:span text:style-name="T32">{</text:span></text:p>
        <text:p text:style-name="P29">                <text:span text:style-name="T27">name:</text:span><text:span text:style-name="T29">'Armando Blanco'</text:span><text:span text:style-name="T32">,</text:span></text:p>
        <text:p text:style-name="P29">                <text:span text:style-name="T27">email:</text:span><text:span text:style-name="T29">'armandoyamir@gmail.com'</text:span><text:span text:style-name="T32">,</text:span></text:p>
        <text:p text:style-name="P29">            <text:span text:style-name="T32">}</text:span></text:p>
        <text:p text:style-name="P29">        <text:span text:style-name="T32">},</text:span></text:p>
        <text:p text:style-name="P29">        <text:span text:style-name="T27">servers:</text:span><text:span text:style-name="T32">[</text:span></text:p>
        <text:p text:style-name="P29">          <text:span text:style-name="T32">{</text:span><text:span text:style-name="T27">url:</text:span><text:span text:style-name="T29">'http://localhost:3000'</text:span><text:span text:style-name="T32">}</text:span></text:p>
        <text:p text:style-name="P29">        <text:span text:style-name="T32">],</text:span></text:p>
        <text:p text:style-name="P29"><text:soft-page-break/>        <text:span text:style-name="T27">supportedSumitMethods:</text:span><text:span text:style-name="T32">[]</text:span></text:p>
        <text:p text:style-name="P29">  <text:span text:style-name="T32">},</text:span></text:p>
        <text:p text:style-name="P29">  <text:span text:style-name="T27">apis:</text:span><text:span text:style-name="T32">[</text:span></text:p>
        <text:p text:style-name="P29">      <text:span text:style-name="T29">'./routes/products.js'</text:span></text:p>
        <text:p text:style-name="P29">  <text:span text:style-name="T32">]</text:span></text:p>
        <text:p text:style-name="P27">}</text:p>
        <text:p text:style-name="P37"/>
        <text:p text:style-name="P27"><text:span text:style-name="T34">const</text:span> <text:span text:style-name="T37">swaggerSpecs</text:span><text:span text:style-name="T39">=</text:span><text:span text:style-name="T44">swaggerJsDoc</text:span>(<text:span text:style-name="T37">swaggerOptions</text:span>);</text:p>
        <text:p text:style-name="P37"/>
        <text:p text:style-name="P38">/*middleware del doc*/</text:p>
        <text:p text:style-name="P27"><text:span text:style-name="T37">app</text:span>.<text:span text:style-name="T44">use</text:span>(<text:span text:style-name="T28">'/api-docs'</text:span>,<text:span text:style-name="T26">swaggerUI</text:span>.<text:span text:style-name="T37">serve</text:span>, <text:span text:style-name="T26">swaggerUI</text:span>.<text:span text:style-name="T44">setup</text:span>(<text:span text:style-name="T37">swaggerSpecs</text:span>,{<text:span text:style-name="T26">customCss:</text:span><text:span text:style-name="T28">'.swagger-ui.topbar,.swagger-ui.try-out{display:none}'</text:span>}))</text:p>
        <text:p text:style-name="P37"/>
        <text:p text:style-name="P38">/* fin swagger*/</text:p>
        <text:p text:style-name="P42"/>
        <text:p text:style-name="P27"><text:span text:style-name="T37">app</text:span>.<text:span text:style-name="T44">use</text:span>(<text:span text:style-name="T28">'/libros'</text:span>,<text:span text:style-name="T37">libros</text:span>);</text:p>
        <text:p text:style-name="P37"/>
        <text:p text:style-name="P38">// Middleware para rutas no encontradas</text:p>
        <text:p text:style-name="P27"><text:span text:style-name="T37">app</text:span>.<text:span text:style-name="T44">use</text:span>(<text:span text:style-name="T28">'/'</text:span>, (<text:span text:style-name="T26">req</text:span>, <text:span text:style-name="T26">res</text:span>) <text:span text:style-name="T34">=&gt;</text:span> {</text:p>
        <text:p text:style-name="P29">  <text:span text:style-name="T27">res</text:span><text:span text:style-name="T32">.</text:span><text:span text:style-name="T45">status</text:span><text:span text:style-name="T32">(</text:span><text:span text:style-name="T48">404</text:span><text:span text:style-name="T32">).</text:span><text:span text:style-name="T45">json</text:span><text:span text:style-name="T32">({</text:span></text:p>
        <text:p text:style-name="P29">    <text:span text:style-name="T27">message:</text:span><text:span text:style-name="T32"> </text:span><text:span text:style-name="T29">'Incorrect router or params'</text:span><text:span text:style-name="T32">,</text:span><text:span text:style-name="T27">path:</text:span><text:span text:style-name="T32"> </text:span><text:span text:style-name="T27">req</text:span><text:span text:style-name="T32">.</text:span><text:span text:style-name="T27">originalUrl</text:span></text:p>
        <text:p text:style-name="P29">  <text:span text:style-name="T32">});</text:span></text:p>
        <text:p text:style-name="P27">})</text:p>
        <text:p text:style-name="P37"/>
        <text:p text:style-name="P27"><text:span text:style-name="T37">app</text:span>.<text:span text:style-name="T44">listen</text:span>(<text:span text:style-name="T37">port</text:span>,()<text:span text:style-name="T34">=&gt;</text:span>{</text:p>
        <text:p text:style-name="P29">    <text:span text:style-name="T27">console</text:span><text:span text:style-name="T32">.</text:span><text:span text:style-name="T45">log</text:span><text:span text:style-name="T32">(</text:span><text:span text:style-name="T29">`Servidor escuchando en http://localhostX:</text:span><text:span text:style-name="T35">${</text:span><text:span text:style-name="T38">port</text:span><text:span text:style-name="T35">}</text:span><text:span text:style-name="T29">`</text:span><text:span text:style-name="T32">);</text:span></text:p>
        <text:p text:style-name="P27">});</text:p>
        <text:p text:style-name="P46"/>
        <text:p text:style-name="P46">Arrancamos el servidor con el comando en el bash como sigue:</text:p>
        <text:p text:style-name="P46"/>
        <text:p text:style-name="P47">npm start</text:p>
        <text:p text:style-name="P46"><draw:frame draw:style-name="fr3" draw:name="graphics42" text:anchor-type="paragraph" svg:width="16.603cm" svg:height="5.77cm" draw:z-index="15"><draw:image xlink:href="Pictures/2000000700004F2C000029A8410BB378.svm" xlink:type="simple" xlink:show="embed" xlink:actuate="onLoad"/></draw:frame></text:p>
        <text:p text:style-name="P46">y vemos el resultado preliminar en el navegador colocando el url <text:span text:style-name="T58">http://localhost:3000/api-docs/</text:span></text:p>
        <text:p text:style-name="P46"/>
        <text:p text:style-name="P46"><draw:frame draw:style-name="fr1" draw:name="graphics43" text:anchor-type="paragraph" svg:width="14.975cm" svg:height="10.432cm" draw:z-index="16"><draw:image xlink:href="Pictures/2000000700003A7F0000677612E83BEB.svm" xlink:type="simple" xlink:show="embed" xlink:actuate="onLoad"/></draw:frame><text:soft-page-break/></text:p>
        <text:p text:style-name="P46">A continuación colocamos el código para cada método en el archivo books.js tal como lo vemos a continuación:</text:p>
        <text:p text:style-name="P46"/>
        <text:p text:style-name="P49"><text:span text:style-name="T34">const</text:span> <text:span text:style-name="T44">express</text:span><text:span text:style-name="T39">=</text:span><text:span text:style-name="T44">require</text:span>(<text:span text:style-name="T28">'express'</text:span>);</text:p>
        <text:p text:style-name="P27"><text:span text:style-name="T34">const</text:span> <text:span text:style-name="T37">app</text:span><text:span text:style-name="T39">=</text:span><text:span text:style-name="T44">express</text:span>();</text:p>
        <text:p text:style-name="P37"/>
        <text:p text:style-name="P27"><text:span text:style-name="T34">const</text:span> <text:span text:style-name="T37">libros</text:span><text:span text:style-name="T39">=</text:span>[</text:p>
        <text:p text:style-name="P29">    <text:span text:style-name="T32">{</text:span><text:span text:style-name="T27">cod:</text:span><text:span text:style-name="T29">'P001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cgrawhill'</text:span><text:span text:style-name="T32">,</text:span><text:span text:style-name="T27">description:</text:span><text:span text:style-name="T29">'Aprendiendo c++ en 21 dias'</text:span><text:span text:style-name="T32">},</text:span></text:p>
        <text:p text:style-name="P29">    <text:span text:style-name="T32">{</text:span><text:span text:style-name="T27">cod:</text:span><text:span text:style-name="T29">'P002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cgrawhill'</text:span><text:span text:style-name="T32">,</text:span><text:span text:style-name="T27">description:</text:span><text:span text:style-name="T29">'Manual de referencia javascript'</text:span><text:span text:style-name="T32">},</text:span></text:p>
        <text:p text:style-name="P29">    <text:span text:style-name="T32">{</text:span><text:span text:style-name="T27">cod:</text:span><text:span text:style-name="T29">'P003'</text:span><text:span text:style-name="T32">,</text:span><text:span text:style-name="T27">item:</text:span><text:span text:style-name="T29">'programacion'</text:span><text:span text:style-name="T32">,</text:span><text:span text:style-name="T27">brand:</text:span><text:span text:style-name="T29">'Marcopolo'</text:span><text:span text:style-name="T32">,</text:span><text:span text:style-name="T27">description:</text:span><text:span text:style-name="T29">'XAMP una introduccion a servidores web'</text:span><text:span text:style-name="T32">},</text:span></text:p>
        <text:p text:style-name="P27">]</text:p>
        <text:p text:style-name="P37"/>
        <text:p text:style-name="P38">/**</text:p>
        <text:p text:style-name="P29"><text:span text:style-name="T42"> </text:span><text:span text:style-name="T43">* </text:span><text:span text:style-name="T35">@swagger</text:span></text:p>
        <text:p text:style-name="P39"> <text:span text:style-name="T32">* tags:</text:span></text:p>
        <text:p text:style-name="P39"> <text:span text:style-name="T32">*  name: Books</text:span></text:p>
        <text:p text:style-name="P39"> <text:span text:style-name="T32">*  description: Books API REST </text:span></text:p>
        <text:p text:style-name="P39"> <text:span text:style-name="T32">*/</text:span></text:p>
        <text:p text:style-name="P37"/>
        <text:p text:style-name="P38">/**</text:p>
        <text:p text:style-name="P29"><text:span text:style-name="T42"> </text:span><text:span text:style-name="T43">* </text:span><text:span text:style-name="T35">@swagger</text:span></text:p>
        <text:p text:style-name="P39"> <text:span text:style-name="T32">* components:</text:span></text:p>
        <text:p text:style-name="P39"> <text:span text:style-name="T32">*   schemas:</text:span></text:p>
        <text:p text:style-name="P39"> <text:span text:style-name="T32">*     Libro:</text:span></text:p>
        <text:p text:style-name="P39"> <text:span text:style-name="T32">*       type: object</text:span></text:p>
        <text:p text:style-name="P39"><text:soft-page-break/> <text:span text:style-name="T32">*       required:</text:span></text:p>
        <text:p text:style-name="P39"> <text:span text:style-name="T32">*         - titulo</text:span></text:p>
        <text:p text:style-name="P39"> <text:span text:style-name="T32">*         - autor</text:span></text:p>
        <text:p text:style-name="P39"> <text:span text:style-name="T32">*         - editorial</text:span></text:p>
        <text:p text:style-name="P39"> <text:span text:style-name="T32">*       properties:</text:span></text:p>
        <text:p text:style-name="P39"> <text:span text:style-name="T32">*         id:</text:span></text:p>
        <text:p text:style-name="P39"> <text:span text:style-name="T32">*           type: integer</text:span></text:p>
        <text:p text:style-name="P39"> <text:span text:style-name="T32">*         titulo:</text:span></text:p>
        <text:p text:style-name="P39"> <text:span text:style-name="T32">*           type: string</text:span></text:p>
        <text:p text:style-name="P39"> <text:span text:style-name="T32">*         autor:</text:span></text:p>
        <text:p text:style-name="P39"> <text:span text:style-name="T32">*           type: string</text:span></text:p>
        <text:p text:style-name="P39"> <text:span text:style-name="T32">*         editorial:</text:span></text:p>
        <text:p text:style-name="P39"> <text:span text:style-name="T32">*           type: string</text:span></text:p>
        <text:p text:style-name="P39"> <text:span text:style-name="T32">*/</text:span></text:p>
        <text:p text:style-name="P42"/>
        <text:p text:style-name="P27"><text:span text:style-name="T37">app</text:span>.<text:span text:style-name="T44">get</text:span>(<text:span text:style-name="T28">'/'</text:span>,(<text:span text:style-name="T26">req</text:span>,<text:span text:style-name="T26">res</text:span>)<text:span text:style-name="T34">=&gt;</text:span>{</text:p>
        <text:p text:style-name="P29">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        <text:span text:style-name="T27">message:</text:span><text:span text:style-name="T29">'Ok'</text:span><text:span text:style-name="T32">,</text:span></text:p>
        <text:p text:style-name="P29">        <text:span text:style-name="T27">libros</text:span></text:p>
        <text:p text:style-name="P29">    <text:span text:style-name="T32">})</text:span></text:p>
        <text:p text:style-name="P27">})</text:p>
        <text:p text:style-name="P37"/>
        <text:p text:style-name="P38">// arreglo que se incorpora en raw del postman para añadir</text:p>
        <text:p text:style-name="P38">/*</text:p>
        <text:p text:style-name="P38">{</text:p>
        <text:p text:style-name="P39">    <text:span text:style-name="T32">"libros": </text:span></text:p>
        <text:p text:style-name="P39">    <text:span text:style-name="T32">{"cod": "P004",</text:span></text:p>
        <text:p text:style-name="P39">        <text:span text:style-name="T32">"item": "Programacion",</text:span></text:p>
        <text:p text:style-name="P39">        <text:span text:style-name="T32">"brand": "marcopolo",</text:span></text:p>
        <text:p text:style-name="P39">        <text:span text:style-name="T32">"description": "Como programar en c# en 21 días."</text:span></text:p>
        <text:p text:style-name="P39">    <text:span text:style-name="T32">}</text:span></text:p>
        <text:p text:style-name="P37"/>
        <text:p text:style-name="P39">    <text:span text:style-name="T32">{"sku":"D044",</text:span></text:p>
        <text:p text:style-name="P39">    <text:span text:style-name="T32">"item":"Galaxy 11",</text:span></text:p>
        <text:p text:style-name="P39">    <text:span text:style-name="T32">"brand":"Samsung",</text:span></text:p>
        <text:p text:style-name="P39">    <text:span text:style-name="T32">"description":"Lorem Ipsum..."</text:span></text:p>
        <text:p text:style-name="P39">    <text:span text:style-name="T32">}</text:span></text:p>
        <text:p text:style-name="P38">}</text:p>
        <text:p text:style-name="P38">*/</text:p>
        <text:p text:style-name="P37"/>
        <text:p text:style-name="P38">/**</text:p>
        <text:p text:style-name="P29"><text:span text:style-name="T42"> </text:span><text:span text:style-name="T43">* </text:span><text:span text:style-name="T35">@swagger</text:span></text:p>
        <text:p text:style-name="P39"> <text:span text:style-name="T32">* /libros/search:</text:span></text:p>
        <text:p text:style-name="P39"> <text:span text:style-name="T32">*   get:</text:span></text:p>
        <text:p text:style-name="P39"> <text:span text:style-name="T32">*     summary: Return products matched by brand</text:span></text:p>
        <text:p text:style-name="P39"> <text:span text:style-name="T32">*     tags:</text:span></text:p>
        <text:p text:style-name="P39"> <text:span text:style-name="T32">*       - Products</text:span></text:p>
        <text:p text:style-name="P39"> <text:span text:style-name="T32">*     parameters:</text:span></text:p>
        <text:p text:style-name="P39"> <text:span text:style-name="T32">*       - in: query</text:span></text:p>
        <text:p text:style-name="P39"> <text:span text:style-name="T32">*         name: brand</text:span></text:p>
        <text:p text:style-name="P39"><text:soft-page-break/> <text:span text:style-name="T32">*         schema:</text:span></text:p>
        <text:p text:style-name="P39"> <text:span text:style-name="T32">*           type: string</text:span></text:p>
        <text:p text:style-name="P39"> <text:span text:style-name="T32">*         required: true</text:span></text:p>
        <text:p text:style-name="P39"> <text:span text:style-name="T32">*         description: Brand of the product</text:span></text:p>
        <text:p text:style-name="P39"> <text:span text:style-name="T32">*     produces:</text:span></text:p>
        <text:p text:style-name="P39"> <text:span text:style-name="T32">*       - application/json</text:span></text:p>
        <text:p text:style-name="P39"> <text:span text:style-name="T32">*     responses:</text:span></text:p>
        <text:p text:style-name="P39"> <text:span text:style-name="T32">*       200:</text:span></text:p>
        <text:p text:style-name="P39"> <text:span text:style-name="T32">*         description: 'JSON response with array of products or empty array'</text:span></text:p>
        <text:p text:style-name="P39"> <text:span text:style-name="T32">*       400:</text:span></text:p>
        <text:p text:style-name="P39"> <text:span text:style-name="T32">*         description: 'Incorrect query params'</text:span></text:p>
        <text:p text:style-name="P39"> <text:span text:style-name="T32">*       500:</text:span></text:p>
        <text:p text:style-name="P39"> <text:span text:style-name="T32">*         description: 'Server error'</text:span></text:p>
        <text:p text:style-name="P39"> <text:span text:style-name="T32">*/</text:span></text:p>
        <text:p text:style-name="P42"/>
        <text:p text:style-name="P27"><text:span text:style-name="T37">app</text:span>.<text:span text:style-name="T44">get</text:span> (<text:span text:style-name="T28">'/search'</text:span>,(<text:span text:style-name="T26">req</text:span>,<text:span text:style-name="T26">res</text:span>)<text:span text:style-name="T34">=&gt;</text:span>{</text:p>
        <text:p text:style-name="P29">    <text:span text:style-name="T27">console</text:span><text:span text:style-name="T32">.</text:span><text:span text:style-name="T45">log</text:span><text:span text:style-name="T32">(</text:span><text:span text:style-name="T29">"paso por aqui"</text:span><text:span text:style-name="T32">);</text:span></text:p>
        <text:p text:style-name="P29">    <text:span text:style-name="T49">if</text:span><text:span text:style-name="T32">(</text:span><text:span text:style-name="T40">!</text:span><text:span text:style-name="T27">req</text:span><text:span text:style-name="T32">.</text:span><text:span text:style-name="T27">query</text:span><text:span text:style-name="T32">.</text:span><text:span text:style-name="T27">cod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<text:span text:style-name="T27">message:</text:span><text:span text:style-name="T29">'Incorrect query params'</text:span></text:p>
        <text:p text:style-name="P29">        <text:span text:style-name="T32">})</text:span></text:p>
        <text:p text:style-name="P29">    <text:span text:style-name="T32">}</text:span></text:p>
        <text:p text:style-name="P29">    </text:p>
        <text:p text:style-name="P29">    <text:span text:style-name="T35">const</text:span><text:span text:style-name="T32"> </text:span><text:span text:style-name="T38">libro_validado</text:span><text:span text:style-name="T40">=</text:span><text:span text:style-name="T38">libros</text:span><text:span text:style-name="T32">.</text:span><text:span text:style-name="T45">filter</text:span><text:span text:style-name="T32">(</text:span><text:span text:style-name="T27">elem</text:span><text:span text:style-name="T35">=&gt;</text:span><text:span text:style-name="T27">elem</text:span><text:span text:style-name="T32">.</text:span><text:span text:style-name="T27">cod</text:span><text:span text:style-name="T40">===</text:span><text:span text:style-name="T27">req</text:span><text:span text:style-name="T32">.</text:span><text:span text:style-name="T27">query</text:span><text:span text:style-name="T32">.</text:span><text:span text:style-name="T27">cod</text:span><text:span text:style-name="T32">);</text:span></text:p>
        <text:p text:style-name="P37"/>
        <text:p text:style-name="P29">    <text:span text:style-name="T49">if</text:span><text:span text:style-name="T32"> (</text:span><text:span text:style-name="T40">!</text:span><text:span text:style-name="T38">libro_validado</text:span><text:span text:style-name="T32">.</text:span><text:span text:style-name="T27">length</text:span><text:span text:style-name="T32">) {</text:span></text:p>
        <text:p text:style-name="P29">        <text:span text:style-name="T27">res</text:span><text:span text:style-name="T32">.</text:span><text:span text:style-name="T45">status</text:span><text:span text:style-name="T32">(</text:span><text:span text:style-name="T48">404</text:span><text:span text:style-name="T32">).</text:span><text:span text:style-name="T45">json</text:span><text:span text:style-name="T32">({ </text:span><text:span text:style-name="T27">message:</text:span><text:span text:style-name="T32"> </text:span><text:span text:style-name="T29">'No se encontraron libros con ese código.'</text:span><text:span text:style-name="T32"> });</text:span></text:p>
        <text:p text:style-name="P29">    <text:span text:style-name="T32">} </text:span><text:span text:style-name="T49">else</text:span><text:span text:style-name="T32"> {</text:span></text:p>
        <text:p text:style-name="P29">    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        <text:span text:style-name="T27">message:</text:span><text:span text:style-name="T32"> </text:span><text:span text:style-name="T29">'ok'</text:span><text:span text:style-name="T32">,</text:span></text:p>
        <text:p text:style-name="P29">        <text:span text:style-name="T27">libros:</text:span><text:span text:style-name="T32"> </text:span><text:span text:style-name="T38">libro_validado</text:span><text:span text:style-name="T32"> });</text:span></text:p>
        <text:p text:style-name="P29">    <text:span text:style-name="T32">}</text:span></text:p>
        <text:p text:style-name="P27">})</text:p>
        <text:p text:style-name="P37"/>
        <text:p text:style-name="P38">/**</text:p>
        <text:p text:style-name="P29"><text:span text:style-name="T42"> </text:span><text:span text:style-name="T43">* </text:span><text:span text:style-name="T35">@swagger</text:span></text:p>
        <text:p text:style-name="P39"> <text:span text:style-name="T32">* /libros:</text:span></text:p>
        <text:p text:style-name="P39"> <text:span text:style-name="T32">*   post:</text:span></text:p>
        <text:p text:style-name="P39"> <text:span text:style-name="T32">*     summary: Create new product</text:span></text:p>
        <text:p text:style-name="P39"> <text:span text:style-name="T32">*     tags:</text:span></text:p>
        <text:p text:style-name="P39"> <text:span text:style-name="T32">*       - Products</text:span></text:p>
        <text:p text:style-name="P39"> <text:span text:style-name="T32">*     requestBody:</text:span></text:p>
        <text:p text:style-name="P39"> <text:span text:style-name="T32">*       required: true</text:span></text:p>
        <text:p text:style-name="P39"> <text:span text:style-name="T32">*       content:</text:span></text:p>
        <text:p text:style-name="P39"> <text:span text:style-name="T32">*         application/json:</text:span></text:p>
        <text:p text:style-name="P39"> <text:span text:style-name="T32">*           schema:</text:span></text:p>
        <text:p text:style-name="P39"> <text:span text:style-name="T32">*             type: object</text:span></text:p>
        <text:p text:style-name="P39"> <text:span text:style-name="T32">*             required:</text:span></text:p>
        <text:p text:style-name="P39"> <text:span text:style-name="T32">*               - sku</text:span></text:p>
        <text:p text:style-name="P39"> <text:span text:style-name="T32">*               - item</text:span></text:p>
        <text:p text:style-name="P39"><text:soft-page-break/> <text:span text:style-name="T32">*               - brand</text:span></text:p>
        <text:p text:style-name="P39"> <text:span text:style-name="T32">*             properties:</text:span></text:p>
        <text:p text:style-name="P39"> <text:span text:style-name="T32">*               sku:</text:span></text:p>
        <text:p text:style-name="P39"> <text:span text:style-name="T32">*                 type: string</text:span></text:p>
        <text:p text:style-name="P39"> <text:span text:style-name="T32">*               item:</text:span></text:p>
        <text:p text:style-name="P39"> <text:span text:style-name="T32">*                 type: string</text:span></text:p>
        <text:p text:style-name="P39"> <text:span text:style-name="T32">*               brand:</text:span></text:p>
        <text:p text:style-name="P39"> <text:span text:style-name="T32">*                 type: string</text:span></text:p>
        <text:p text:style-name="P39"> <text:span text:style-name="T32">*     responses:</text:span></text:p>
        <text:p text:style-name="P39"> <text:span text:style-name="T32">*       200:</text:span></text:p>
        <text:p text:style-name="P39"> <text:span text:style-name="T32">*         description: JSON response with product object</text:span></text:p>
        <text:p text:style-name="P39"> <text:span text:style-name="T32">*       400:</text:span></text:p>
        <text:p text:style-name="P39"> <text:span text:style-name="T32">*         description: Product data or sku param mandatory</text:span></text:p>
        <text:p text:style-name="P39"> <text:span text:style-name="T32">*       500:</text:span></text:p>
        <text:p text:style-name="P39"> <text:span text:style-name="T32">*         description: Server error</text:span></text:p>
        <text:p text:style-name="P39"> <text:span text:style-name="T32">*/</text:span></text:p>
        <text:p text:style-name="P42"/>
        <text:p text:style-name="P27"><text:span text:style-name="T37">app</text:span>.<text:span text:style-name="T44">post</text:span>(<text:span text:style-name="T28">'/'</text:span>,(<text:span text:style-name="T26">req</text:span>,<text:span text:style-name="T26">res</text:span>)<text:span text:style-name="T34">=&gt;</text:span>{</text:p>
        <text:p text:style-name="P29">    <text:span text:style-name="T49">if</text:span><text:span text:style-name="T32">(</text:span><text:span text:style-name="T40">!</text:span><text:span text:style-name="T27">req</text:span><text:span text:style-name="T32">.</text:span><text:span text:style-name="T27">body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<text:span text:style-name="T27">message:</text:span><text:span text:style-name="T29">'no hay libros para colocar.'</text:span></text:p>
        <text:p text:style-name="P37"/>
        <text:p text:style-name="P29">        <text:span text:style-name="T32">})</text:span></text:p>
        <text:p text:style-name="P29">    <text:span text:style-name="T32">}</text:span></text:p>
        <text:p text:style-name="P29">    <text:span text:style-name="T38">libros</text:span><text:span text:style-name="T32">.</text:span><text:span text:style-name="T45">push</text:span><text:span text:style-name="T32">(</text:span><text:span text:style-name="T27">req</text:span><text:span text:style-name="T32">.</text:span><text:span text:style-name="T27">body</text:span><text:span text:style-name="T32">);</text:span></text:p>
        <text:p text:style-name="P29">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        <text:span text:style-name="T27">message:</text:span><text:span text:style-name="T29">'ok'</text:span><text:span text:style-name="T32">,</text:span></text:p>
        <text:p text:style-name="P29">        <text:span text:style-name="T27">libro:</text:span><text:span text:style-name="T38">libros</text:span><text:span text:style-name="T32">[</text:span><text:span text:style-name="T38">libros</text:span><text:span text:style-name="T32">.</text:span><text:span text:style-name="T27">length</text:span><text:span text:style-name="T40">-</text:span><text:span text:style-name="T48">1</text:span><text:span text:style-name="T32">]</text:span></text:p>
        <text:p text:style-name="P29">    <text:span text:style-name="T32">})</text:span></text:p>
        <text:p text:style-name="P27">})</text:p>
        <text:p text:style-name="P37"/>
        <text:p text:style-name="P38">/**</text:p>
        <text:p text:style-name="P29"><text:span text:style-name="T42"> </text:span><text:span text:style-name="T43">* </text:span><text:span text:style-name="T35">@swagger</text:span></text:p>
        <text:p text:style-name="P39"> <text:span text:style-name="T32">* /libros/{id}:</text:span></text:p>
        <text:p text:style-name="P39"> <text:span text:style-name="T32">*   put:</text:span></text:p>
        <text:p text:style-name="P39"> <text:span text:style-name="T32">*     summary: Actualiza un producto existente por su ID</text:span></text:p>
        <text:p text:style-name="P39"> <text:span text:style-name="T32">*     tags:</text:span></text:p>
        <text:p text:style-name="P39"> <text:span text:style-name="T32">*       - Products</text:span></text:p>
        <text:p text:style-name="P39"> <text:span text:style-name="T32">*     parameters:</text:span></text:p>
        <text:p text:style-name="P39"> <text:span text:style-name="T32">*       - in: path</text:span></text:p>
        <text:p text:style-name="P39"> <text:span text:style-name="T32">*         name: id</text:span></text:p>
        <text:p text:style-name="P39"> <text:span text:style-name="T32">*         required: true</text:span></text:p>
        <text:p text:style-name="P39"> <text:span text:style-name="T32">*         schema:</text:span></text:p>
        <text:p text:style-name="P39"> <text:span text:style-name="T32">*           type: integer</text:span></text:p>
        <text:p text:style-name="P39"> <text:span text:style-name="T32">*         description: ID del producto a actualizar</text:span></text:p>
        <text:p text:style-name="P39"> <text:span text:style-name="T32">*     requestBody:</text:span></text:p>
        <text:p text:style-name="P39"> <text:span text:style-name="T32">*       required: true</text:span></text:p>
        <text:p text:style-name="P39"> <text:span text:style-name="T32">*       content:</text:span></text:p>
        <text:p text:style-name="P39"> <text:span text:style-name="T32">*         application/json:</text:span></text:p>
        <text:p text:style-name="P39"> <text:span text:style-name="T32">*           schema:</text:span></text:p>
        <text:p text:style-name="P39"><text:soft-page-break/> <text:span text:style-name="T32">*             type: object</text:span></text:p>
        <text:p text:style-name="P39"> <text:span text:style-name="T32">*             required:</text:span></text:p>
        <text:p text:style-name="P39"> <text:span text:style-name="T32">*               - sku</text:span></text:p>
        <text:p text:style-name="P39"> <text:span text:style-name="T32">*               - item</text:span></text:p>
        <text:p text:style-name="P39"> <text:span text:style-name="T32">*               - brand</text:span></text:p>
        <text:p text:style-name="P39"> <text:span text:style-name="T32">*             properties:</text:span></text:p>
        <text:p text:style-name="P39"> <text:span text:style-name="T32">*               sku:</text:span></text:p>
        <text:p text:style-name="P39"> <text:span text:style-name="T32">*                 type: string</text:span></text:p>
        <text:p text:style-name="P39"> <text:span text:style-name="T32">*               item:</text:span></text:p>
        <text:p text:style-name="P39"> <text:span text:style-name="T32">*                 type: string</text:span></text:p>
        <text:p text:style-name="P39"> <text:span text:style-name="T32">*               brand:</text:span></text:p>
        <text:p text:style-name="P39"> <text:span text:style-name="T32">*                 type: string</text:span></text:p>
        <text:p text:style-name="P39"> <text:span text:style-name="T32">*     responses:</text:span></text:p>
        <text:p text:style-name="P39"> <text:span text:style-name="T32">*       200:</text:span></text:p>
        <text:p text:style-name="P39"> <text:span text:style-name="T32">*         description: Producto actualizado exitosamente</text:span></text:p>
        <text:p text:style-name="P39"> <text:span text:style-name="T32">*       400:</text:span></text:p>
        <text:p text:style-name="P39"> <text:span text:style-name="T32">*         description: Datos inválidos</text:span></text:p>
        <text:p text:style-name="P39"> <text:span text:style-name="T32">*       404:</text:span></text:p>
        <text:p text:style-name="P39"> <text:span text:style-name="T32">*         description: Producto no encontrado</text:span></text:p>
        <text:p text:style-name="P39"> <text:span text:style-name="T32">*       500:</text:span></text:p>
        <text:p text:style-name="P39"> <text:span text:style-name="T32">*         description: Error interno del servidor</text:span></text:p>
        <text:p text:style-name="P39"> <text:span text:style-name="T32">*/</text:span></text:p>
        <text:p text:style-name="P42"/>
        <text:p text:style-name="P27"><text:span text:style-name="T37">app</text:span>.<text:span text:style-name="T44">put</text:span>(<text:span text:style-name="T28">'/:cod'</text:span>,(<text:span text:style-name="T26">req</text:span>,<text:span text:style-name="T26">res</text:span>)<text:span text:style-name="T34">=&gt;</text:span>{</text:p>
        <text:p text:style-name="P29">    <text:span text:style-name="T49">if</text:span><text:span text:style-name="T32">(</text:span><text:span text:style-name="T40">!</text:span><text:span text:style-name="T27">req</text:span><text:span text:style-name="T32">.</text:span><text:span text:style-name="T27">body</text:span><text:span text:style-name="T32"> </text:span><text:span text:style-name="T40">||</text:span><text:span text:style-name="T32"> </text:span><text:span text:style-name="T40">!</text:span><text:span text:style-name="T27">req</text:span><text:span text:style-name="T32">.</text:span><text:span text:style-name="T27">params</text:span><text:span text:style-name="T32">.</text:span><text:span text:style-name="T27">cod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<text:span text:style-name="T27">message:</text:span><text:span text:style-name="T32"> </text:span><text:span text:style-name="T29">'Datos del producto o parametros faltante'</text:span></text:p>
        <text:p text:style-name="P29">        <text:span text:style-name="T32">})</text:span></text:p>
        <text:p text:style-name="P29">    <text:span text:style-name="T32">}</text:span></text:p>
        <text:p text:style-name="P29">    <text:span text:style-name="T35">const</text:span><text:span text:style-name="T32"> </text:span><text:span text:style-name="T38">libro_index</text:span><text:span text:style-name="T40">=</text:span><text:span text:style-name="T38">libros</text:span><text:span text:style-name="T32">.</text:span><text:span text:style-name="T45">findIndex</text:span><text:span text:style-name="T32">(</text:span><text:span text:style-name="T27">elem</text:span><text:span text:style-name="T35">=&gt;</text:span><text:span text:style-name="T32">{</text:span></text:p>
        <text:p text:style-name="P29">        <text:span text:style-name="T49">return</text:span><text:span text:style-name="T32"> </text:span><text:span text:style-name="T27">elem</text:span><text:span text:style-name="T32">.</text:span><text:span text:style-name="T27">cod</text:span><text:span text:style-name="T40">===</text:span><text:span text:style-name="T27">req</text:span><text:span text:style-name="T32">.</text:span><text:span text:style-name="T27">params</text:span><text:span text:style-name="T32">.</text:span><text:span text:style-name="T27">cod</text:span><text:span text:style-name="T32">;</text:span></text:p>
        <text:p text:style-name="P29">    <text:span text:style-name="T32">})</text:span></text:p>
        <text:p text:style-name="P29">    <text:span text:style-name="T49">if</text:span><text:span text:style-name="T32">(</text:span><text:span text:style-name="T38">libro_index</text:span><text:span text:style-name="T40">&lt;</text:span><text:span text:style-name="T48">0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4</text:span><text:span text:style-name="T32">).</text:span><text:span text:style-name="T45">json</text:span><text:span text:style-name="T32">({</text:span></text:p>
        <text:p text:style-name="P29">            <text:span text:style-name="T27">mensaje:</text:span><text:span text:style-name="T29">'No se encontrol ningun libro con ese cod'</text:span></text:p>
        <text:p text:style-name="P37"/>
        <text:p text:style-name="P29">        <text:span text:style-name="T32">})</text:span></text:p>
        <text:p text:style-name="P29">    <text:span text:style-name="T32">}</text:span></text:p>
        <text:p text:style-name="P29">    <text:span text:style-name="T49">for</text:span><text:span text:style-name="T32">(</text:span><text:span text:style-name="T35">const</text:span><text:span text:style-name="T32"> </text:span><text:span text:style-name="T38">property</text:span><text:span text:style-name="T32"> </text:span><text:span text:style-name="T35">in</text:span><text:span text:style-name="T32"> </text:span><text:span text:style-name="T27">req</text:span><text:span text:style-name="T32">.</text:span><text:span text:style-name="T27">body</text:span><text:span text:style-name="T32">){</text:span></text:p>
        <text:p text:style-name="P29">        <text:span text:style-name="T27">console</text:span><text:span text:style-name="T32">.</text:span><text:span text:style-name="T45">log</text:span><text:span text:style-name="T32">(</text:span><text:span text:style-name="T38">property</text:span><text:span text:style-name="T32">);</text:span></text:p>
        <text:p text:style-name="P29">        <text:span text:style-name="T38">libros</text:span><text:span text:style-name="T32">[</text:span><text:span text:style-name="T38">libro_index</text:span><text:span text:style-name="T32">][</text:span><text:span text:style-name="T38">property</text:span><text:span text:style-name="T32">]</text:span><text:span text:style-name="T40">=</text:span><text:span text:style-name="T27">req</text:span><text:span text:style-name="T32">.</text:span><text:span text:style-name="T27">body</text:span><text:span text:style-name="T32">[</text:span><text:span text:style-name="T38">property</text:span><text:span text:style-name="T32">]</text:span></text:p>
        <text:p text:style-name="P29">    <text:span text:style-name="T32">}</text:span></text:p>
        <text:p text:style-name="P29">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        <text:span text:style-name="T27">message:</text:span><text:span text:style-name="T29">'ok'</text:span><text:span text:style-name="T32">,</text:span></text:p>
        <text:p text:style-name="P29">        <text:span text:style-name="T27">libro:</text:span><text:span text:style-name="T38">libros</text:span><text:span text:style-name="T32">[</text:span><text:span text:style-name="T38">libro_index</text:span><text:span text:style-name="T32">]</text:span></text:p>
        <text:p text:style-name="P29">    <text:span text:style-name="T32">})</text:span></text:p>
        <text:p text:style-name="P27">})</text:p>
        <text:p text:style-name="P37"/>
        <text:p text:style-name="P38">/**</text:p>
        <text:p text:style-name="P29"><text:span text:style-name="T42"> </text:span><text:span text:style-name="T43">* </text:span><text:span text:style-name="T35">@swagger</text:span></text:p>
        <text:p text:style-name="P39"><text:soft-page-break/> <text:span text:style-name="T32">* /libros/{id}:</text:span></text:p>
        <text:p text:style-name="P39"> <text:span text:style-name="T32">*   delete:</text:span></text:p>
        <text:p text:style-name="P39"> <text:span text:style-name="T32">*     summary: Elimina un producto por su ID</text:span></text:p>
        <text:p text:style-name="P39"> <text:span text:style-name="T32">*     tags:</text:span></text:p>
        <text:p text:style-name="P39"> <text:span text:style-name="T32">*       - Products</text:span></text:p>
        <text:p text:style-name="P39"> <text:span text:style-name="T32">*     parameters:</text:span></text:p>
        <text:p text:style-name="P39"> <text:span text:style-name="T32">*       - in: path</text:span></text:p>
        <text:p text:style-name="P39"> <text:span text:style-name="T32">*         name: id</text:span></text:p>
        <text:p text:style-name="P39"> <text:span text:style-name="T32">*         required: true</text:span></text:p>
        <text:p text:style-name="P39"> <text:span text:style-name="T32">*         schema:</text:span></text:p>
        <text:p text:style-name="P39"> <text:span text:style-name="T32">*           type: integer</text:span></text:p>
        <text:p text:style-name="P39"> <text:span text:style-name="T32">*         description: ID del producto a eliminar</text:span></text:p>
        <text:p text:style-name="P39"> <text:span text:style-name="T32">*     responses:</text:span></text:p>
        <text:p text:style-name="P39"> <text:span text:style-name="T32">*       200:</text:span></text:p>
        <text:p text:style-name="P39"> <text:span text:style-name="T32">*         description: Producto eliminado exitosamente</text:span></text:p>
        <text:p text:style-name="P39"> <text:span text:style-name="T32">*       404:</text:span></text:p>
        <text:p text:style-name="P39"> <text:span text:style-name="T32">*         description: Producto no encontrado</text:span></text:p>
        <text:p text:style-name="P39"> <text:span text:style-name="T32">*       500:</text:span></text:p>
        <text:p text:style-name="P39"> <text:span text:style-name="T32">*         description: Error interno del servidor</text:span></text:p>
        <text:p text:style-name="P39"> <text:span text:style-name="T32">*/</text:span></text:p>
        <text:p text:style-name="P42"/>
        <text:p text:style-name="P27"><text:span text:style-name="T37">app</text:span>.<text:span text:style-name="T44">delete</text:span>(<text:span text:style-name="T28">'/:cod'</text:span>,(<text:span text:style-name="T26">req</text:span>,<text:span text:style-name="T26">res</text:span>)<text:span text:style-name="T34">=&gt;</text:span>{</text:p>
        <text:p text:style-name="P29">    <text:span text:style-name="T49">if</text:span><text:span text:style-name="T32">(</text:span><text:span text:style-name="T40">!</text:span><text:span text:style-name="T27">req</text:span><text:span text:style-name="T32">.</text:span><text:span text:style-name="T27">params</text:span><text:span text:style-name="T32">.</text:span><text:span text:style-name="T27">cod</text:span><text:span text:style-name="T32">){</text:span></text:p>
        <text:p text:style-name="P29">    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    <text:span text:style-name="T27">message:</text:span><text:span text:style-name="T29">'cod paramatros faltante.'</text:span></text:p>
        <text:p text:style-name="P29">            <text:span text:style-name="T32">})</text:span></text:p>
        <text:p text:style-name="P29">    <text:span text:style-name="T32">}</text:span></text:p>
        <text:p text:style-name="P29">    <text:span text:style-name="T35">const</text:span><text:span text:style-name="T32"> </text:span><text:span text:style-name="T38">libro_index</text:span><text:span text:style-name="T40">=</text:span><text:span text:style-name="T38">libros</text:span><text:span text:style-name="T32">.</text:span><text:span text:style-name="T45">findIndex</text:span><text:span text:style-name="T32">(</text:span><text:span text:style-name="T27">elem</text:span><text:span text:style-name="T35">=&gt;</text:span><text:span text:style-name="T32">{</text:span></text:p>
        <text:p text:style-name="P29">        <text:span text:style-name="T49">return</text:span><text:span text:style-name="T32"> </text:span><text:span text:style-name="T27">elem</text:span><text:span text:style-name="T32">.</text:span><text:span text:style-name="T27">cod</text:span><text:span text:style-name="T40">===</text:span><text:span text:style-name="T27">req</text:span><text:span text:style-name="T32">.</text:span><text:span text:style-name="T27">params</text:span><text:span text:style-name="T32">.</text:span><text:span text:style-name="T27">cod</text:span><text:span text:style-name="T32">;</text:span></text:p>
        <text:p text:style-name="P29">    <text:span text:style-name="T32">})</text:span></text:p>
        <text:p text:style-name="P29">    <text:span text:style-name="T49">if</text:span><text:span text:style-name="T32">(</text:span><text:span text:style-name="T38">libro_index</text:span><text:span text:style-name="T40">&lt;</text:span><text:span text:style-name="T48">0</text:span><text:span text:style-name="T32">){</text:span></text:p>
        <text:p text:style-name="P29">        <text:span text:style-name="T49">return</text:span><text:span text:style-name="T32"> </text:span><text:span text:style-name="T27">res</text:span><text:span text:style-name="T32">.</text:span><text:span text:style-name="T45">status</text:span><text:span text:style-name="T32">(</text:span><text:span text:style-name="T48">400</text:span><text:span text:style-name="T32">).</text:span><text:span text:style-name="T45">json</text:span><text:span text:style-name="T32">({</text:span></text:p>
        <text:p text:style-name="P29">            <text:span text:style-name="T27">mensaje:</text:span><text:span text:style-name="T32"> </text:span><text:span text:style-name="T29">'No se encontro nuingun libro con ese cod'</text:span></text:p>
        <text:p text:style-name="P29">        <text:span text:style-name="T32">})</text:span></text:p>
        <text:p text:style-name="P29">    <text:span text:style-name="T32">}</text:span></text:p>
        <text:p text:style-name="P29">    <text:span text:style-name="T35">const</text:span><text:span text:style-name="T32"> </text:span><text:span text:style-name="T38">deleted_libro</text:span><text:span text:style-name="T40">=</text:span><text:span text:style-name="T38">libros</text:span><text:span text:style-name="T32">.</text:span><text:span text:style-name="T45">splice</text:span><text:span text:style-name="T32">(</text:span><text:span text:style-name="T38">libro_index</text:span><text:span text:style-name="T32">,</text:span><text:span text:style-name="T48">1</text:span><text:span text:style-name="T32">);</text:span></text:p>
        <text:p text:style-name="P29">    <text:span text:style-name="T27">res</text:span><text:span text:style-name="T32">.</text:span><text:span text:style-name="T45">status</text:span><text:span text:style-name="T32">(</text:span><text:span text:style-name="T48">200</text:span><text:span text:style-name="T32">).</text:span><text:span text:style-name="T45">json</text:span><text:span text:style-name="T32">({</text:span></text:p>
        <text:p text:style-name="P29">        <text:span text:style-name="T27">message:</text:span><text:span text:style-name="T29">'ok'</text:span><text:span text:style-name="T32">,</text:span></text:p>
        <text:p text:style-name="P29">        <text:span text:style-name="T27">deleted_libro</text:span><text:span text:style-name="T32">        </text:span></text:p>
        <text:p text:style-name="P29">    <text:span text:style-name="T32">})</text:span></text:p>
        <text:p text:style-name="P27">})</text:p>
        <text:p text:style-name="P37"/>
        <text:p text:style-name="P27"><text:span text:style-name="T37">module</text:span>.<text:span text:style-name="T37">exports</text:span><text:span text:style-name="T39">=</text:span><text:span text:style-name="T37">app</text:span>;</text:p>
        <text:p text:style-name="P27"/>
        <text:p text:style-name="P43"/>
        <text:list xml:id="list34674633" text:continue-numbering="true" text:style-name="L6">
          <text:list-item>
            <text:p text:style-name="P72">Comprueba la URL de la documentación generada con Swagger.</text:p>
          </text:list-item>
        </text:list>
        <text:p text:style-name="P43"/>
        <text:p text:style-name="P46"><text:soft-page-break/>Haremos una captura de pantalla de los resultados, veamos:</text:p>
        <text:p text:style-name="P46"/>
        <text:p text:style-name="P46"/>
        <text:p text:style-name="P43"/>
        <text:p text:style-name="P43"/>
        <text:p text:style-name="P43"/>
        <text:p text:style-name="P43"><draw:frame draw:style-name="fr1" draw:name="graphics44" text:anchor-type="paragraph" svg:width="16.603cm" svg:height="13.201cm" draw:z-index="17"><draw:image xlink:href="Pictures/20000007000054F400005EC70F2B7E15.svm" xlink:type="simple" xlink:show="embed" xlink:actuate="onLoad"/></draw:frame><text:soft-page-break/></text:p>
        <text:p text:style-name="P43"/>
        <text:p text:style-name="P43"/>
        <text:p text:style-name="P11"><text:span text:style-name="Emphasis"><text:span text:style-name="T5">Importante: debes adjuntar un PDF con la explicación y capturas de pantalla de cada paso del ejercicio</text:span></text:span></text:p>
      </text:section>
      <text:section text:style-name="Sect1" text:name="Section2">
        <text:p text:style-name="P7"><text:bookmark text:name="title2"/>Adjunta un archivo con tu respuesta.</text:p>
      </text:section>
      <text:p text:style-name="P36"/>
      <text:section text:style-name="Sect1" text:name="title1">
        <text:p text:style-name="P45"/>
        <text:p text:style-name="P48"/>
      </text:section>
      <text:p text:style-name="Standard"/>
      <text:p text:style-name="Standard"/>
      <text:p text:style-name="P14">MISCELANEOS</text:p>
      <text:p text:style-name="P14"><text:s/><text:span text:style-name="T24">como guía de estudio/referencias personales.</text:span></text:p>
      <text:p text:style-name="Standard"/>
      <text:p text:style-name="Standard">COMANDOS UTILIZADOS:</text:p>
      <text:p text:style-name="Standard"/>
      <text:list xml:id="list3447241567462290209" text:style-name="L7">
        <text:list-item>
          <text:p text:style-name="P52">Instalación de NodeJS.</text:p>
        </text:list-item>
      </text:list>
      <text:p text:style-name="Standard"/>
      <text:p text:style-name="Standard"/>
      <text:p text:style-name="Standard"><text:a xlink:type="simple" xlink:href="https://nodejs.org/es/download" text:style-name="Internet_20_link" text:visited-style-name="Visited_20_Internet_20_Link">https://nodejs.org/es/download</text:a></text:p>
      <text:p text:style-name="Standard"><text:soft-page-break/></text:p>
      <text:p text:style-name="Standard"><draw:frame draw:style-name="fr1" draw:name="graphics1" text:anchor-type="paragraph" svg:width="9.941cm" svg:height="5.142cm" draw:z-index="0"><draw:image xlink:href="Pictures/2000000700003BBD0000631F0063F8E7.svm" xlink:type="simple" xlink:show="embed" xlink:actuate="onLoad"/></draw:frame></text:p>
      <text:p text:style-name="Standard"/>
      <text:p text:style-name="Standard"/>
      <text:p text:style-name="P25">node <text:s/>- -version // en el terminal bash</text:p>
      <text:p text:style-name="Standard"/>
      <text:list xml:id="list2555079918608102656" text:style-name="L8">
        <text:list-item>
          <text:p text:style-name="P53">Crear un nuevo proyecto:</text:p>
        </text:list-item>
      </text:list>
      <text:p text:style-name="Standard"/>
      <text:p text:style-name="P25">npm init -y</text:p>
      <text:p text:style-name="Standard"/>
      <text:p text:style-name="Standard"/>
      <text:list xml:id="list1889075757270652336" text:style-name="L9">
        <text:list-item>
          <text:p text:style-name="P54">correr un programa en el terminal</text:p>
        </text:list-item>
      </text:list>
      <text:p text:style-name="Standard"/>
      <text:p text:style-name="P25">node app.js</text:p>
      <text:p text:style-name="Standard"/>
      <text:list xml:id="list502502566305755871" text:style-name="L10">
        <text:list-item>
          <text:p text:style-name="P55">Instalar express:</text:p>
        </text:list-item>
      </text:list>
      <text:p text:style-name="Standard"/>
      <text:p text:style-name="Standard"/>
      <text:p text:style-name="P25">npm install express –save</text:p>
      <text:p text:style-name="Standard"/>
      <text:p text:style-name="Standard">se agrega las dependencias en el archivo package.json</text:p>
      <text:p text:style-name="Standard"/>
      <text:p text:style-name="P26">{</text:p>
      <text:p text:style-name="P29">  <text:span text:style-name="T27">"name"</text:span><text:span text:style-name="T32">: </text:span><text:span text:style-name="T29">"practica1"</text:span><text:span text:style-name="T32">,</text:span></text:p>
      <text:p text:style-name="P29">  <text:span text:style-name="T27">"version"</text:span><text:span text:style-name="T32">: </text:span><text:span text:style-name="T29">"1.0.0"</text:span><text:span text:style-name="T32">,</text:span></text:p>
      <text:p text:style-name="P29">  <text:span text:style-name="T27">"main"</text:span><text:span text:style-name="T32">: </text:span><text:span text:style-name="T29">"index.js"</text:span><text:span text:style-name="T32">,</text:span></text:p>
      <text:p text:style-name="P29">  <text:span text:style-name="T27">"scripts"</text:span><text:span text:style-name="T32">: {</text:span></text:p>
      <text:p text:style-name="P29">    <text:span text:style-name="T27">"test"</text:span><text:span text:style-name="T32">: </text:span><text:span text:style-name="T29">"echo </text:span><text:span text:style-name="T33">\"</text:span><text:span text:style-name="T29">Error: no test specified</text:span><text:span text:style-name="T33">\"</text:span><text:span text:style-name="T29"> &amp;&amp; exit 1"</text:span></text:p>
      <text:p text:style-name="P29">  <text:span text:style-name="T32">},</text:span></text:p>
      <text:p text:style-name="P29">  <text:span text:style-name="T27">"keywords"</text:span><text:span text:style-name="T32">: [],</text:span></text:p>
      <text:p text:style-name="P29">  <text:span text:style-name="T27">"author"</text:span><text:span text:style-name="T32">: </text:span><text:span text:style-name="T29">""</text:span><text:span text:style-name="T32">,</text:span></text:p>
      <text:p text:style-name="P29">  <text:span text:style-name="T27">"license"</text:span><text:span text:style-name="T32">: </text:span><text:span text:style-name="T29">"ISC"</text:span><text:span text:style-name="T32">,</text:span></text:p>
      <text:p text:style-name="P29">  <text:span text:style-name="T27">"description"</text:span><text:span text:style-name="T32">: </text:span><text:span text:style-name="T29">""</text:span><text:span text:style-name="T32">,</text:span></text:p>
      <text:p text:style-name="P29">  <text:span text:style-name="T27">"dependencies"</text:span><text:span text:style-name="T32">: {</text:span></text:p>
      <text:p text:style-name="P29">    <text:span text:style-name="T27">"express"</text:span><text:span text:style-name="T32">: </text:span><text:span text:style-name="T29">"^5.1.0"</text:span></text:p>
      <text:p text:style-name="P29">  <text:span text:style-name="T32">}</text:span></text:p>
      <text:p text:style-name="P27">}</text:p>
      <text:p text:style-name="Standard"/>
      <text:p text:style-name="Standard">con el comando</text:p>
      <text:p text:style-name="Standard"/>
      <text:p text:style-name="P25">npm install <text:s/></text:p>
      <text:p text:style-name="Standard"><text:soft-page-break/></text:p>
      <text:p text:style-name="Standard">instalará todos los paquetes descritos en la propiedad “dependencies”</text:p>
      <text:p text:style-name="Standard"/>
      <text:list xml:id="list7023565501378950768" text:style-name="L11">
        <text:list-item>
          <text:p text:style-name="P56">creamos el archivo .gitignore</text:p>
        </text:list-item>
      </text:list>
      <text:p text:style-name="Standard"/>
      <text:p text:style-name="P25">node_modules</text:p>
      <text:p text:style-name="Standard"/>
      <text:p text:style-name="Standard">incluimos la siguiente instrucción:</text:p>
      <text:p text:style-name="Standard"/>
      <text:list xml:id="list6224537830741262565" text:style-name="L12">
        <text:list-item>
          <text:p text:style-name="P57">Instalación de nodemon</text:p>
        </text:list-item>
      </text:list>
      <text:p text:style-name="Standard"/>
      <text:p text:style-name="Standard">nodemon permite los cambios en el código y relanza el servidor, solo lo necesitamos en el desarrollo.</text:p>
      <text:p text:style-name="Standard"/>
      <text:p text:style-name="P40">npm install nodemon - -save-dev</text:p>
      <text:p text:style-name="Standard"/>
      <text:p text:style-name="Standard"/>
      <text:list xml:id="list452663332835965037" text:style-name="L13">
        <text:list-item>
          <text:p text:style-name="P58">Modo de producción.</text:p>
        </text:list-item>
      </text:list>
      <text:p text:style-name="Standard"/>
      <text:p text:style-name="Standard">Para ello ejecutamos </text:p>
      <text:p text:style-name="Standard"/>
      <text:p text:style-name="P25">npm install –production</text:p>
      <text:p text:style-name="Standard"/>
      <text:list xml:id="list4218417339117128732" text:style-name="L14">
        <text:list-item>
          <text:p text:style-name="P59">Realizar atajos de comandos stript</text:p>
        </text:list-item>
      </text:list>
      <text:p text:style-name="Standard"/>
      <text:p text:style-name="Standard">en el archivo package.json agregamos lo siguiente:</text:p>
      <text:p text:style-name="Standard"/>
      <text:p text:style-name="P25">“scripts”:{</text:p>
      <text:p text:style-name="P25"><text:tab/>“start”:”nodemon app.js”,</text:p>
      <text:p text:style-name="P25"><text:tab/>“test”:”echo \”Error: no test specified\” &amp;&amp; exit 1”</text:p>
      <text:p text:style-name="P25">},</text:p>
      <text:p text:style-name="Standard"/>
      <text:p text:style-name="Standard">Ahora podemos copiar en el bash</text:p>
      <text:p text:style-name="Standard"/>
      <text:p text:style-name="P25">npm start</text:p>
      <text:p text:style-name="Standard"/>
      <text:p text:style-name="Standard">Lanza el proyecto en modo escucha, y cuando se modifica el archivo de ejecución, automáticamente se relanza el servidor con la nueva instrucciones del programa.</text:p>
      <text:p text:style-name="Standard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Helvetica Neue" svg:font-family="'Helvetica Neue', Helvetica, Arial, sans-serif"/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Arial1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mando Yamir Blanco Castro</meta:initial-creator>
    <meta:creation-date>2025-01-15T09:28:46.45</meta:creation-date>
    <dc:date>2025-06-23T14:42:11.75</dc:date>
    <dc:creator>Armando Yamir Blanco Castro</dc:creator>
    <meta:editing-duration>P11DT2H12M9S</meta:editing-duration>
    <meta:editing-cycles>220</meta:editing-cycles>
    <meta:generator>OpenOffice/4.1.7$Win32 OpenOffice.org_project/417m1$Build-9800</meta:generator>
    <meta:document-statistic meta:table-count="0" meta:image-count="18" meta:object-count="0" meta:page-count="36" meta:paragraph-count="678" meta:word-count="2831" meta:character-count="23616"/>
  </office:meta>
</office:document-meta>
</file>